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_20_right">
      <style:paragraph-properties fo:text-align="center" style:justify-single-word="false">
        <style:tab-stops>
          <style:tab-stop style:position="3in" style:type="center"/>
          <style:tab-stop style:position="6.4374in" style:type="right"/>
        </style:tab-stops>
      </style:paragraph-properties>
      <style:text-properties officeooo:paragraph-rsid="001fed12"/>
    </style:style>
    <style:style style:name="P2" style:family="paragraph" style:parent-style-name="Footer">
      <style:paragraph-properties>
        <style:tab-stops>
          <style:tab-stop style:position="3.4374in" style:type="center"/>
          <style:tab-stop style:position="6.6874in" style:type="right"/>
          <style:tab-stop style:position="9.9217in" style:type="right"/>
        </style:tab-stops>
      </style:paragraph-properties>
    </style:style>
    <style:style style:name="P3" style:family="paragraph" style:parent-style-name="Footer_20_right">
      <style:text-properties officeooo:paragraph-rsid="00332c22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7.0898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98in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officeooo:rsid="00580740" officeooo:paragraph-rsid="00580740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Contents_20_Heading" style:master-page-name="Standard">
      <style:paragraph-properties style:page-number="1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  <style:text-properties officeooo:rsid="0089d7f7" officeooo:paragraph-rsid="0089d7f7"/>
    </style:style>
    <style:style style:name="P13" style:family="paragraph" style:parent-style-name="List_20_Paragraph" style:list-style-name="WWNum3">
      <style:paragraph-properties fo:margin-top="0in" fo:margin-bottom="0in" style:contextual-spacing="true" fo:text-align="justify" style:justify-single-word="false"/>
      <style:text-properties officeooo:rsid="00422eb9" officeooo:paragraph-rsid="00422eb9"/>
    </style:style>
    <style:style style:name="P14" style:family="paragraph" style:parent-style-name="List_20_Paragraph" style:list-style-name="WWNum3">
      <style:paragraph-properties fo:margin-top="0in" fo:margin-bottom="0in" style:contextual-spacing="true" fo:text-align="justify" style:justify-single-word="false"/>
      <style:text-properties officeooo:rsid="004387bb" officeooo:paragraph-rsid="004387bb"/>
    </style:style>
    <style:style style:name="P15" style:family="paragraph" style:parent-style-name="List_20_Paragraph" style:list-style-name="WWNum3">
      <style:paragraph-properties fo:margin-top="0in" fo:margin-bottom="0in" style:contextual-spacing="true" fo:text-align="justify" style:justify-single-word="false"/>
      <style:text-properties officeooo:rsid="004387bb" officeooo:paragraph-rsid="00521b13"/>
    </style:style>
    <style:style style:name="P16" style:family="paragraph" style:parent-style-name="List_20_Paragraph" style:list-style-name="WWNum3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officeooo:paragraph-rsid="003ddad6"/>
    </style:style>
    <style:style style:name="P17" style:family="paragraph" style:parent-style-name="List_20_Paragraph" style:list-style-name="WWNum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422eb9"/>
    </style:style>
    <style:style style:name="P18" style:family="paragraph" style:parent-style-name="List_20_Paragraph" style:list-style-name="WWNum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4387bb"/>
    </style:style>
    <style:style style:name="P19" style:family="paragraph" style:parent-style-name="List_20_Paragraph" style:list-style-name="WWNum3">
      <style:paragraph-properties fo:margin-top="0in" fo:margin-bottom="0in" style:contextual-spacing="false" fo:text-align="justify" style:justify-single-word="false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438c7a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451eac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46d08e" officeooo:paragraph-rsid="0046d08e"/>
    </style:style>
    <style:style style:name="P23" style:family="paragraph" style:parent-style-name="Standard">
      <style:paragraph-properties fo:text-align="justify" style:justify-single-word="false"/>
      <style:text-properties officeooo:rsid="0047f2b8" officeooo:paragraph-rsid="0047f2b8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47f2b8" officeooo:paragraph-rsid="0047f2b8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49bf42" officeooo:paragraph-rsid="0049bf42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4ad7a3" officeooo:paragraph-rsid="004ad7a3"/>
    </style:style>
    <style:style style:name="P27" style:family="paragraph" style:parent-style-name="Standard" style:list-style-name="WWNum3">
      <style:paragraph-properties fo:margin-top="0in" fo:margin-bottom="0in" style:contextual-spacing="false"/>
    </style:style>
    <style:style style:name="P28" style:family="paragraph" style:parent-style-name="Standard" style:list-style-name="WWNum3" style:master-page-name="">
      <loext:graphic-properties draw:fill="none"/>
      <style:paragraph-properties fo:margin-left="0in" fo:margin-right="0in" fo:margin-top="0in" fo:margin-bottom="0.139in" style:contextual-spacing="false" fo:line-height="115%" fo:text-align="justify" style:justify-single-word="false" fo:orphans="2" fo:widows="2" fo:text-indent="-0.25in" style:auto-text-indent="false" style:page-number="auto" fo:background-color="transparent" style:writing-mode="lr-tb"/>
    </style:style>
    <style:style style:name="P29" style:family="paragraph" style:parent-style-name="Standard" style:list-style-name="WWNum3" style:master-page-name="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orphans="2" fo:widows="2" fo:text-indent="-0.25in" style:auto-text-indent="false" style:page-number="auto" fo:background-color="transparent" style:writing-mode="lr-tb"/>
      <style:text-properties officeooo:rsid="0054c721" officeooo:paragraph-rsid="0054c721"/>
    </style:style>
    <style:style style:name="P30" style:family="paragraph" style:parent-style-name="Standard" style:list-style-name="WWNum3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orphans="2" fo:widows="2" fo:text-indent="-0.25in" style:auto-text-indent="false" fo:background-color="transparent" style:writing-mode="lr-tb"/>
      <style:text-properties officeooo:rsid="0054c721" officeooo:paragraph-rsid="0054c721"/>
    </style:style>
    <style:style style:name="P31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rsid="006d7b3a" officeooo:paragraph-rsid="0070094e"/>
    </style:style>
    <style:style style:name="P32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rsid="006d7b3a" officeooo:paragraph-rsid="006d7b3a"/>
    </style:style>
    <style:style style:name="P33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rsid="006d7b3a" officeooo:paragraph-rsid="006dca4d"/>
    </style:style>
    <style:style style:name="P34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rsid="006d7b3a" officeooo:paragraph-rsid="006d7b3a" fo:background-color="#1f1f1f"/>
    </style:style>
    <style:style style:name="P35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rsid="006d7b3a" officeooo:paragraph-rsid="006dca4d" fo:background-color="#1f1f1f"/>
    </style:style>
    <style:style style:name="P36" style:family="paragraph" style:parent-style-name="Standard" style:list-style-name="WWNum3">
      <style:paragraph-properties fo:margin-top="0in" fo:margin-bottom="0in" style:contextual-spacing="false"/>
      <style:text-properties fo:color="#cccccc" loext:opacity="100%" style:font-name="Droid Sans Mono" fo:font-size="10.5pt" fo:font-weight="normal" fo:background-color="#1f1f1f"/>
    </style:style>
    <style:style style:name="P37" style:family="paragraph" style:parent-style-name="Standard" style:list-style-name="WWNum3">
      <style:paragraph-properties fo:margin-top="0in" fo:margin-bottom="0in" style:contextual-spacing="false"/>
      <style:text-properties fo:color="#cccccc" loext:opacity="100%" style:font-name="Droid Sans Mono" fo:font-size="10.5pt" fo:font-weight="normal" officeooo:rsid="006f23d4" officeooo:paragraph-rsid="006f23d4" fo:background-color="#1f1f1f"/>
    </style:style>
    <style:style style:name="P38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rsid="006f23d4" officeooo:paragraph-rsid="006f23d4" fo:background-color="#1f1f1f"/>
    </style:style>
    <style:style style:name="P39" style:family="paragraph" style:parent-style-name="Standard" style:list-style-name="WWNum3">
      <style:paragraph-properties fo:margin-top="0in" fo:margin-bottom="0in" style:contextual-spacing="false"/>
      <style:text-properties fo:color="#cccccc" loext:opacity="100%" style:font-name="Droid Sans Mono" fo:font-size="10.5pt" fo:font-weight="normal" officeooo:rsid="0071f6a6" officeooo:paragraph-rsid="0071f6a6" fo:background-color="#1f1f1f"/>
    </style:style>
    <style:style style:name="P40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rsid="0075e4fe" officeooo:paragraph-rsid="0075e4fe" fo:background-color="#1f1f1f"/>
    </style:style>
    <style:style style:name="P41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rsid="0077d883" officeooo:paragraph-rsid="0077d883" fo:background-color="#1f1f1f"/>
    </style:style>
    <style:style style:name="P42" style:family="paragraph" style:parent-style-name="Standard" style:list-style-name="WWNum3">
      <style:paragraph-properties fo:margin-top="0in" fo:margin-bottom="0in" style:contextual-spacing="false"/>
      <style:text-properties fo:color="#cccccc" loext:opacity="100%" style:font-name="Droid Sans Mono" fo:font-size="10.5pt" fo:font-weight="normal" officeooo:rsid="007fd3b4" officeooo:paragraph-rsid="007fd3b4" fo:background-color="#1f1f1f"/>
    </style:style>
    <style:style style:name="P43" style:family="paragraph" style:parent-style-name="Standard" style:list-style-name="WWNum3">
      <style:paragraph-properties fo:margin-top="0in" fo:margin-bottom="0in" style:contextual-spacing="false"/>
      <style:text-properties fo:color="#cccccc" loext:opacity="100%" style:font-name="Droid Sans Mono" fo:font-size="10.5pt" fo:font-weight="normal" fo:background-color="#1f1f1f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font-weight="normal" officeooo:paragraph-rsid="005ed2c7" fo:background-color="#1f1f1f"/>
    </style:style>
    <style:style style:name="P45" style:family="paragraph" style:parent-style-name="Standard">
      <style:paragraph-properties fo:margin-top="0.1in" fo:margin-bottom="0.1402in" style:contextual-spacing="false" fo:text-align="justify" style:justify-single-word="false"/>
      <style:text-properties fo:color="#cccccc" loext:opacity="100%" style:font-name="Droid Sans Mono" fo:font-size="10.5pt" fo:font-weight="normal" officeooo:paragraph-rsid="0065420e" fo:background-color="#1f1f1f"/>
    </style:style>
    <style:style style:name="P46" style:family="paragraph" style:parent-style-name="Standard" style:list-style-name="WWNum3">
      <style:paragraph-properties fo:text-align="justify" style:justify-single-word="false"/>
      <style:text-properties fo:color="#cccccc" loext:opacity="100%" style:font-name="Droid Sans Mono" fo:font-size="10.5pt" fo:font-weight="normal" fo:background-color="#1f1f1f"/>
    </style:style>
    <style:style style:name="P47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fo:background-color="#1f1f1f"/>
    </style:style>
    <style:style style:name="P48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paragraph-rsid="0075e4fe" fo:background-color="#1f1f1f"/>
    </style:style>
    <style:style style:name="P49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paragraph-rsid="0077d883" fo:background-color="#1f1f1f"/>
    </style:style>
    <style:style style:name="P50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paragraph-rsid="007b29e4" fo:background-color="#1f1f1f"/>
    </style:style>
    <style:style style:name="P51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paragraph-rsid="007fd3b4" fo:background-color="#1f1f1f"/>
    </style:style>
    <style:style style:name="P52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paragraph-rsid="008327eb" fo:background-color="#1f1f1f"/>
    </style:style>
    <style:style style:name="P53" style:family="paragraph" style:parent-style-name="Standard">
      <style:paragraph-properties fo:margin-top="0.0799in" fo:margin-bottom="0.1402in" style:contextual-spacing="false" fo:text-align="justify" style:justify-single-word="false"/>
      <style:text-properties fo:color="#cccccc" loext:opacity="100%" style:font-name="Droid Sans Mono" fo:font-size="10.5pt" fo:font-weight="normal" officeooo:rsid="005f687b" officeooo:paragraph-rsid="005f687b" fo:background-color="#1f1f1f"/>
    </style:style>
    <style:style style:name="P54" style:family="paragraph" style:parent-style-name="Standard">
      <style:paragraph-properties fo:margin-top="0.1in" fo:margin-bottom="0in" style:contextual-spacing="false" fo:text-align="justify" style:justify-single-word="false"/>
      <style:text-properties fo:color="#cccccc" loext:opacity="100%" style:font-name="Droid Sans Mono" fo:font-size="10.5pt" fo:font-weight="normal" officeooo:rsid="005fc6f7" officeooo:paragraph-rsid="005fc6f7" fo:background-color="#1f1f1f"/>
    </style:style>
    <style:style style:name="P55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cccccc" loext:opacity="100%" style:font-name="Droid Sans Mono" fo:font-size="10.5pt" fo:font-weight="normal" fo:background-color="#1f1f1f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/>
      <style:text-properties fo:color="#cccccc" loext:opacity="100%" style:font-name="Droid Sans Mono" fo:font-size="10.5pt" fo:font-weight="normal" officeooo:rsid="0086583f" officeooo:paragraph-rsid="0086583f" fo:background-color="#1f1f1f"/>
    </style:style>
    <style:style style:name="P57" style:family="paragraph" style:parent-style-name="Standard">
      <style:paragraph-properties fo:margin-top="0.1402in" fo:margin-bottom="0.1402in" style:contextual-spacing="false" fo:text-align="justify" style:justify-single-word="false"/>
      <style:text-properties fo:color="#cccccc" loext:opacity="100%" style:font-name="Droid Sans Mono" fo:font-size="10.5pt" fo:font-weight="normal" officeooo:rsid="0086583f" officeooo:paragraph-rsid="0086583f" fo:background-color="#1f1f1f"/>
    </style:style>
    <style:style style:name="P58" style:family="paragraph" style:parent-style-name="Standard">
      <style:paragraph-properties fo:margin-top="0.1402in" fo:margin-bottom="0in" style:contextual-spacing="false" fo:text-align="justify" style:justify-single-word="false"/>
      <style:text-properties fo:color="#cccccc" loext:opacity="100%" style:font-name="Droid Sans Mono" fo:font-size="10.5pt" fo:font-weight="normal" officeooo:rsid="0086583f" officeooo:paragraph-rsid="0086583f" fo:background-color="#1f1f1f"/>
    </style:style>
    <style:style style:name="P59" style:family="paragraph" style:parent-style-name="Standard">
      <style:paragraph-properties fo:margin-top="0.1402in" fo:margin-bottom="0in" style:contextual-spacing="false" fo:text-align="justify" style:justify-single-word="false"/>
      <style:text-properties fo:color="#cccccc" loext:opacity="100%" style:font-name="Droid Sans Mono" fo:font-size="10.5pt" fo:font-weight="normal" officeooo:rsid="00885f41" officeooo:paragraph-rsid="00885f41" fo:background-color="#1f1f1f"/>
    </style:style>
    <style:style style:name="P60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rsid="006dca4d" officeooo:paragraph-rsid="006dca4d"/>
    </style:style>
    <style:style style:name="P61" style:family="paragraph" style:parent-style-name="Standard" style:list-style-name="WWNum3">
      <style:paragraph-properties fo:margin-top="0in" fo:margin-bottom="0in" style:contextual-spacing="false"/>
      <style:text-properties officeooo:rsid="006f23d4" officeooo:paragraph-rsid="006f23d4"/>
    </style:style>
    <style:style style:name="P62" style:family="paragraph" style:parent-style-name="Standard" style:list-style-name="WWNum3">
      <style:paragraph-properties fo:margin-top="0in" fo:margin-bottom="0in" style:contextual-spacing="false"/>
      <style:text-properties officeooo:rsid="006f23d4" officeooo:paragraph-rsid="0070094e"/>
    </style:style>
    <style:style style:name="P63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rsid="006f23d4" officeooo:paragraph-rsid="006f23d4"/>
    </style:style>
    <style:style style:name="P64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rsid="006f23d4" officeooo:paragraph-rsid="0070094e"/>
    </style:style>
    <style:style style:name="P65" style:family="paragraph" style:parent-style-name="Standard" style:list-style-name="WWNum3">
      <style:paragraph-properties fo:margin-top="0in" fo:margin-bottom="0in" style:contextual-spacing="false"/>
      <style:text-properties officeooo:rsid="0071f6a6" officeooo:paragraph-rsid="0071f6a6"/>
    </style:style>
    <style:style style:name="P66" style:family="paragraph" style:parent-style-name="Standard">
      <style:paragraph-properties fo:text-align="justify" style:justify-single-word="false"/>
      <style:text-properties officeooo:rsid="0071f6a6" officeooo:paragraph-rsid="0071f6a6"/>
    </style:style>
    <style:style style:name="P67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rsid="0071f6a6" officeooo:paragraph-rsid="0071f6a6"/>
    </style:style>
    <style:style style:name="P68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rsid="0075e4fe" officeooo:paragraph-rsid="0075e4fe"/>
    </style:style>
    <style:style style:name="P69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rsid="0077d883" officeooo:paragraph-rsid="0077d883"/>
    </style:style>
    <style:style style:name="P70" style:family="paragraph" style:parent-style-name="Standard" style:list-style-name="WWNum3">
      <style:paragraph-properties fo:margin-top="0in" fo:margin-bottom="0in" style:contextual-spacing="false"/>
      <style:text-properties officeooo:rsid="007fd3b4" officeooo:paragraph-rsid="007fd3b4"/>
    </style:style>
    <style:style style:name="P71" style:family="paragraph" style:parent-style-name="Standard" style:list-style-name="WWNum3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72" style:family="paragraph" style:parent-style-name="Standard">
      <style:text-properties officeooo:rsid="00151050" officeooo:paragraph-rsid="00151050"/>
    </style:style>
    <style:style style:name="P73" style:family="paragraph" style:parent-style-name="Standard">
      <style:text-properties officeooo:rsid="0015ee1c" officeooo:paragraph-rsid="0015ee1c"/>
    </style:style>
    <style:style style:name="P74" style:family="paragraph" style:parent-style-name="Standard">
      <style:text-properties officeooo:rsid="003f2b7b" officeooo:paragraph-rsid="003f2b7b"/>
    </style:style>
    <style:style style:name="P75" style:family="paragraph" style:parent-style-name="Standard">
      <style:paragraph-properties fo:text-align="justify" style:justify-single-word="false"/>
      <style:text-properties officeooo:rsid="004b7268" officeooo:paragraph-rsid="004b7268"/>
    </style:style>
    <style:style style:name="P76" style:family="paragraph" style:parent-style-name="Standard">
      <style:paragraph-properties fo:text-align="justify" style:justify-single-word="false"/>
      <style:text-properties officeooo:rsid="004edd94" officeooo:paragraph-rsid="004edd94"/>
    </style:style>
    <style:style style:name="P77" style:family="paragraph" style:parent-style-name="Standard">
      <style:paragraph-properties fo:text-align="justify" style:justify-single-word="false"/>
      <style:text-properties officeooo:rsid="005a52a3" officeooo:paragraph-rsid="005a52a3"/>
    </style:style>
    <style:style style:name="P78" style:family="paragraph" style:parent-style-name="Standard">
      <style:paragraph-properties fo:text-align="justify" style:justify-single-word="false"/>
      <style:text-properties officeooo:rsid="005ed2c7" officeooo:paragraph-rsid="005ed2c7"/>
    </style:style>
    <style:style style:name="P79" style:family="paragraph" style:parent-style-name="Standard">
      <style:paragraph-properties fo:text-align="justify" style:justify-single-word="false"/>
      <style:text-properties officeooo:paragraph-rsid="005ed2c7"/>
    </style:style>
    <style:style style:name="P80" style:family="paragraph" style:parent-style-name="Standard">
      <style:paragraph-properties fo:text-align="justify" style:justify-single-word="false"/>
    </style:style>
    <style:style style:name="P81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paragraph-rsid="00422eb9"/>
    </style:style>
    <style:style style:name="P82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paragraph-rsid="0070094e"/>
    </style:style>
    <style:style style:name="P83" style:family="paragraph" style:parent-style-name="Standard" style:list-style-name="WWNum3">
      <style:paragraph-properties fo:margin-top="0in" fo:margin-bottom="0in" style:contextual-spacing="false" fo:text-align="justify" style:justify-single-word="false"/>
    </style:style>
    <style:style style:name="P84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paragraph-rsid="0075e4fe"/>
    </style:style>
    <style:style style:name="P85" style:family="paragraph" style:parent-style-name="Standard" style:list-style-name="WWNum3">
      <style:paragraph-properties fo:margin-top="0in" fo:margin-bottom="0in" style:contextual-spacing="false" fo:text-align="justify" style:justify-single-word="false"/>
      <style:text-properties officeooo:paragraph-rsid="007b29e4"/>
    </style:style>
    <style:style style:name="P86" style:family="paragraph" style:parent-style-name="Standard">
      <style:paragraph-properties fo:margin-top="0.0799in" fo:margin-bottom="0.1402in" style:contextual-spacing="false" fo:text-align="justify" style:justify-single-word="false"/>
      <style:text-properties officeooo:rsid="005f687b" officeooo:paragraph-rsid="006381a1"/>
    </style:style>
    <style:style style:name="P87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officeooo:paragraph-rsid="006381a1"/>
    </style:style>
    <style:style style:name="P88" style:family="paragraph" style:parent-style-name="Standard">
      <style:paragraph-properties fo:margin-top="0in" fo:margin-bottom="0in" style:contextual-spacing="false" style:line-height-at-least="0.198in" fo:text-align="justify" style:justify-single-word="false"/>
    </style:style>
    <style:style style:name="P89" style:family="paragraph" style:parent-style-name="Standard">
      <style:paragraph-properties fo:margin-top="0.1in" fo:margin-bottom="0.1402in" style:contextual-spacing="false" fo:text-align="justify" style:justify-single-word="false"/>
      <style:text-properties officeooo:rsid="005fc6f7" officeooo:paragraph-rsid="005fc6f7"/>
    </style:style>
    <style:style style:name="P90" style:family="paragraph" style:parent-style-name="Standard">
      <style:paragraph-properties fo:margin-top="0.1in" fo:margin-bottom="0.1402in" style:contextual-spacing="false" fo:text-align="justify" style:justify-single-word="false"/>
      <style:text-properties officeooo:rsid="006428b5" officeooo:paragraph-rsid="006428b5"/>
    </style:style>
    <style:style style:name="P91" style:family="paragraph" style:parent-style-name="Standard">
      <style:paragraph-properties fo:margin-top="0.1in" fo:margin-bottom="0.1402in" style:contextual-spacing="false" fo:text-align="justify" style:justify-single-word="false"/>
      <style:text-properties officeooo:rsid="0065420e" officeooo:paragraph-rsid="0065420e"/>
    </style:style>
    <style:style style:name="P92" style:family="paragraph" style:parent-style-name="Standard">
      <style:paragraph-properties fo:text-align="justify" style:justify-single-word="false"/>
      <style:text-properties officeooo:rsid="00903461" officeooo:paragraph-rsid="00903461"/>
    </style:style>
    <style:style style:name="P93" style:family="paragraph" style:parent-style-name="Standard">
      <style:paragraph-properties fo:text-align="justify" style:justify-single-word="false"/>
      <style:text-properties officeooo:rsid="0084bf64" officeooo:paragraph-rsid="0084bf64"/>
    </style:style>
    <style:style style:name="P94" style:family="paragraph" style:parent-style-name="Standard">
      <style:paragraph-properties fo:margin-top="0in" fo:margin-bottom="0in" style:contextual-spacing="false" fo:text-align="justify" style:justify-single-word="false"/>
      <style:text-properties fo:color="#6a9955" loext:opacity="100%" style:font-name="Droid Sans Mono" fo:font-size="10.5pt" fo:font-weight="normal" officeooo:rsid="0084bf64" officeooo:paragraph-rsid="0084bf64" fo:background-color="#1f1f1f"/>
    </style:style>
    <style:style style:name="P95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6a9955" loext:opacity="100%" style:font-name="Droid Sans Mono" fo:font-size="10.5pt" fo:font-weight="normal" fo:background-color="#1f1f1f"/>
    </style:style>
    <style:style style:name="P96" style:family="paragraph" style:parent-style-name="Standard">
      <style:paragraph-properties fo:margin-top="0in" fo:margin-bottom="0in" style:contextual-spacing="false" style:line-height-at-least="0.198in" fo:text-align="justify" style:justify-single-word="false"/>
      <style:text-properties fo:color="#569cd6" loext:opacity="100%" style:font-name="Droid Sans Mono" fo:font-size="10.5pt" fo:font-weight="normal" fo:background-color="#1f1f1f"/>
    </style:style>
    <style:style style:name="P97" style:family="paragraph" style:parent-style-name="Standard">
      <style:paragraph-properties fo:text-align="justify" style:justify-single-word="false"/>
      <style:text-properties officeooo:rsid="0087205f" officeooo:paragraph-rsid="0087205f"/>
    </style:style>
    <style:style style:name="P98" style:family="paragraph" style:parent-style-name="Standard">
      <style:paragraph-properties fo:text-align="justify" style:justify-single-word="false"/>
      <style:text-properties officeooo:rsid="0086583f" officeooo:paragraph-rsid="0086583f"/>
    </style:style>
    <style:style style:name="P99" style:family="paragraph" style:parent-style-name="Standard">
      <style:paragraph-properties fo:margin-top="0.1402in" fo:margin-bottom="0.1402in" style:contextual-spacing="false" fo:text-align="justify" style:justify-single-word="false"/>
      <style:text-properties officeooo:rsid="0086583f" officeooo:paragraph-rsid="0086583f"/>
    </style:style>
    <style:style style:name="P100" style:family="paragraph" style:parent-style-name="Standard">
      <style:paragraph-properties fo:margin-top="0.1402in" fo:margin-bottom="0.1402in" style:contextual-spacing="false" fo:text-align="justify" style:justify-single-word="false"/>
      <style:text-properties officeooo:rsid="00885f41" officeooo:paragraph-rsid="00885f41"/>
    </style:style>
    <style:style style:name="P101" style:family="paragraph" style:parent-style-name="Standard">
      <style:paragraph-properties fo:text-align="justify" style:justify-single-word="false"/>
      <style:text-properties officeooo:rsid="0089d7f7" officeooo:paragraph-rsid="0089d7f7"/>
    </style:style>
    <style:style style:name="P102" style:family="paragraph" style:parent-style-name="Standard">
      <style:paragraph-properties fo:text-align="justify" style:justify-single-word="false"/>
      <style:text-properties officeooo:rsid="007b29e4" officeooo:paragraph-rsid="007b29e4"/>
    </style:style>
    <style:style style:name="P103" style:family="paragraph" style:parent-style-name="Standard">
      <style:paragraph-properties fo:text-align="justify" style:justify-single-word="false"/>
      <style:text-properties officeooo:rsid="008327eb" officeooo:paragraph-rsid="008327eb"/>
    </style:style>
    <style:style style:name="P104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2b589d"/>
    </style:style>
    <style:style style:name="T2" style:family="text">
      <style:text-properties officeooo:rsid="0015a1b0"/>
    </style:style>
    <style:style style:name="T3" style:family="text">
      <style:text-properties fo:color="#18b218" loext:opacity="100%" fo:background-color="#ffffff" loext:char-shading-value="0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officeooo:rsid="003f2b7b" fo:background-color="#ffffff" loext:char-shading-value="0"/>
    </style:style>
    <style:style style:name="T6" style:family="text">
      <style:text-properties fo:color="#1818b2" loext:opacity="100%" fo:background-color="#ffffff" loext:char-shading-value="0"/>
    </style:style>
    <style:style style:name="T7" style:family="text">
      <style:text-properties fo:color="#b218b2" loext:opacity="100%" fo:background-color="#ffffff" loext:char-shading-value="0"/>
    </style:style>
    <style:style style:name="T8" style:family="text">
      <style:text-properties officeooo:rsid="0026d8de"/>
    </style:style>
    <style:style style:name="T9" style:family="text">
      <style:text-properties officeooo:rsid="0027904f"/>
    </style:style>
    <style:style style:name="T10" style:family="text">
      <style:text-properties officeooo:rsid="003ddad6"/>
    </style:style>
    <style:style style:name="T11" style:family="text">
      <style:text-properties officeooo:rsid="004048c9"/>
    </style:style>
    <style:style style:name="T12" style:family="text">
      <style:text-properties officeooo:rsid="00404c47"/>
    </style:style>
    <style:style style:name="T13" style:family="text">
      <style:text-properties officeooo:rsid="00422eb9"/>
    </style:style>
    <style:style style:name="T14" style:family="text">
      <style:text-properties officeooo:rsid="004387bb"/>
    </style:style>
    <style:style style:name="T15" style:family="text">
      <style:text-properties officeooo:rsid="0043d85d"/>
    </style:style>
    <style:style style:name="T16" style:family="text">
      <style:text-properties officeooo:rsid="0048d58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512bbf"/>
    </style:style>
    <style:style style:name="T19" style:family="text">
      <style:text-properties officeooo:rsid="0053239f"/>
    </style:style>
    <style:style style:name="T20" style:family="text">
      <style:text-properties officeooo:rsid="0053fd43"/>
    </style:style>
    <style:style style:name="T21" style:family="text">
      <style:text-properties officeooo:rsid="0054c721"/>
    </style:style>
    <style:style style:name="T22" style:family="text">
      <style:text-properties officeooo:rsid="00572d94"/>
    </style:style>
    <style:style style:name="T23" style:family="text">
      <style:text-properties officeooo:rsid="00580740"/>
    </style:style>
    <style:style style:name="T24" style:family="text">
      <style:text-properties fo:color="#6a9955" loext:opacity="100%"/>
    </style:style>
    <style:style style:name="T25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26" style:family="text">
      <style:text-properties fo:color="#569cd6" loext:opacity="100%"/>
    </style:style>
    <style:style style:name="T27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8" style:family="text">
      <style:text-properties fo:color="#569cd6" loext:opacity="100%" style:font-name="Droid Sans Mono" fo:font-size="10.5pt" fo:font-weight="normal" officeooo:rsid="005ed2c7" fo:background-color="#1f1f1f" loext:char-shading-value="0"/>
    </style:style>
    <style:style style:name="T29" style:family="text">
      <style:text-properties fo:color="#569cd6" loext:opacity="100%" officeooo:rsid="005ed2c7"/>
    </style:style>
    <style:style style:name="T30" style:family="text">
      <style:text-properties fo:color="#569cd6" loext:opacity="100%" officeooo:rsid="0065420e"/>
    </style:style>
    <style:style style:name="T3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2" style:family="text">
      <style:text-properties fo:color="#cccccc" loext:opacity="100%" style:font-name="Droid Sans Mono" fo:font-size="10.5pt" fo:font-weight="normal" officeooo:rsid="005ed2c7" fo:background-color="#1f1f1f" loext:char-shading-value="0"/>
    </style:style>
    <style:style style:name="T33" style:family="text">
      <style:text-properties fo:color="#4ec9b0" loext:opacity="100%"/>
    </style:style>
    <style:style style:name="T34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35" style:family="text">
      <style:text-properties fo:color="#4ec9b0" loext:opacity="100%" style:font-name="Droid Sans Mono" fo:font-size="10.5pt" fo:font-weight="normal" officeooo:rsid="005ed2c7" fo:background-color="#1f1f1f" loext:char-shading-value="0"/>
    </style:style>
    <style:style style:name="T36" style:family="text">
      <style:text-properties fo:color="#4ec9b0" loext:opacity="100%" officeooo:rsid="005ed2c7"/>
    </style:style>
    <style:style style:name="T37" style:family="text">
      <style:text-properties fo:color="#4ec9b0" loext:opacity="100%" officeooo:rsid="0065420e"/>
    </style:style>
    <style:style style:name="T38" style:family="text">
      <style:text-properties fo:color="#4fc1ff" loext:opacity="100%"/>
    </style:style>
    <style:style style:name="T39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40" style:family="text">
      <style:text-properties fo:color="#4fc1ff" loext:opacity="100%" style:font-name="Droid Sans Mono" fo:font-size="10.5pt" fo:font-weight="normal" officeooo:rsid="005ed2c7" fo:background-color="#1f1f1f" loext:char-shading-value="0"/>
    </style:style>
    <style:style style:name="T41" style:family="text">
      <style:text-properties officeooo:rsid="005d3f7d"/>
    </style:style>
    <style:style style:name="T42" style:family="text">
      <style:text-properties officeooo:rsid="005ed2c7"/>
    </style:style>
    <style:style style:name="T43" style:family="text">
      <style:text-properties fo:color="#9cdcfe" loext:opacity="100%"/>
    </style:style>
    <style:style style:name="T44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45" style:family="text">
      <style:text-properties fo:color="#d4d4d4" loext:opacity="100%"/>
    </style:style>
    <style:style style:name="T46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47" style:family="text">
      <style:text-properties fo:color="#dcdcaa" loext:opacity="100%"/>
    </style:style>
    <style:style style:name="T4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49" style:family="text">
      <style:text-properties fo:color="#c586c0" loext:opacity="100%"/>
    </style:style>
    <style:style style:name="T50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1" style:family="text">
      <style:text-properties officeooo:rsid="0061e493"/>
    </style:style>
    <style:style style:name="T52" style:family="text">
      <style:text-properties officeooo:rsid="0065420e"/>
    </style:style>
    <style:style style:name="T53" style:family="text">
      <style:text-properties officeooo:rsid="00668ae6"/>
    </style:style>
    <style:style style:name="T54" style:family="text">
      <style:text-properties officeooo:rsid="00690ed2"/>
    </style:style>
    <style:style style:name="T55" style:family="text">
      <style:text-properties officeooo:rsid="006aad7a"/>
    </style:style>
    <style:style style:name="T56" style:family="text">
      <style:text-properties officeooo:rsid="006d005d"/>
    </style:style>
    <style:style style:name="T57" style:family="text">
      <style:text-properties officeooo:rsid="006dca4d"/>
    </style:style>
    <style:style style:name="T58" style:family="text">
      <style:text-properties officeooo:rsid="006f23d4"/>
    </style:style>
    <style:style style:name="T59" style:family="text">
      <style:text-properties officeooo:rsid="0070094e"/>
    </style:style>
    <style:style style:name="T60" style:family="text">
      <style:text-properties officeooo:rsid="0073a32a"/>
    </style:style>
    <style:style style:name="T61" style:family="text">
      <style:text-properties officeooo:rsid="007594bb"/>
    </style:style>
    <style:style style:name="T62" style:family="text">
      <style:text-properties officeooo:rsid="0075e4fe"/>
    </style:style>
    <style:style style:name="T63" style:family="text">
      <style:text-properties officeooo:rsid="0075e7cb"/>
    </style:style>
    <style:style style:name="T64" style:family="text">
      <style:text-properties officeooo:rsid="0077d883"/>
    </style:style>
    <style:style style:name="T65" style:family="text">
      <style:text-properties officeooo:rsid="00794a3d"/>
    </style:style>
    <style:style style:name="T66" style:family="text">
      <style:text-properties officeooo:rsid="007fd3b4"/>
    </style:style>
    <style:style style:name="T67" style:family="text">
      <style:text-properties officeooo:rsid="00819316"/>
    </style:style>
    <style:style style:name="T68" style:family="text">
      <style:text-properties officeooo:rsid="008327eb"/>
    </style:style>
    <style:style style:name="T69" style:family="text">
      <style:text-properties officeooo:rsid="0086583f"/>
    </style:style>
    <style:style style:name="T70" style:family="text">
      <style:text-properties fo:color="#b5cea8" loext:opacity="100%"/>
    </style:style>
    <style:style style:name="T71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72" style:family="text">
      <style:text-properties officeooo:rsid="00882280"/>
    </style:style>
    <style:style style:name="T73" style:family="text">
      <style:text-properties officeooo:rsid="008b1f79"/>
    </style:style>
    <style:style style:name="T74" style:family="text">
      <style:text-properties officeooo:rsid="0091d7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wlDodgeGame fejlesztői dokumentáció</text:p>
      <text:p text:style-name="P3">Készítette: Foki Lénárd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Bullet_20_Symbol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rtalomjegyzék</text:p>
          </text:index-title>
          <text:p text:style-name="P5"><text:a xlink:type="simple" xlink:href="#__RefHeading___Toc296_1681259519" text:style-name="Index_20_Link" text:visited-style-name="Index_20_Link">1. Bevezető<text:tab/>2</text:a></text:p>
          <text:p text:style-name="P5"><text:a xlink:type="simple" xlink:href="#__RefHeading___Toc298_1681259519" text:style-name="Index_20_Link" text:visited-style-name="Index_20_Link">2. Telepítési útmutató<text:tab/>2</text:a></text:p>
          <text:p text:style-name="P5"><text:a xlink:type="simple" xlink:href="#__RefHeading___Toc357_3527605473" text:style-name="Index_20_Link" text:visited-style-name="Index_20_Link">3. Fájlszerkezet<text:tab/>2</text:a></text:p>
          <text:p text:style-name="P5"><text:a xlink:type="simple" xlink:href="#__RefHeading___Toc359_3527605473" text:style-name="Index_20_Link" text:visited-style-name="Index_20_Link">4. Adatszerkezetek<text:tab/>2</text:a></text:p>
          <text:p text:style-name="P6"><text:a xlink:type="simple" xlink:href="#__RefHeading___Toc361_3527605473" text:style-name="Index_20_Link" text:visited-style-name="Index_20_Link">4.1 state<text:tab/>3</text:a></text:p>
          <text:p text:style-name="P6"><text:a xlink:type="simple" xlink:href="#__RefHeading___Toc372_3527605473" text:style-name="Index_20_Link" text:visited-style-name="Index_20_Link">4.2 math_helper<text:tab/>3</text:a></text:p>
          <text:p text:style-name="P6"><text:a xlink:type="simple" xlink:href="#__RefHeading___Toc528_3527605473" text:style-name="Index_20_Link" text:visited-style-name="Index_20_Link">4.3 entity<text:tab/>4</text:a></text:p>
          <text:p text:style-name="P6"><text:a xlink:type="simple" xlink:href="#__RefHeading___Toc530_3527605473" text:style-name="Index_20_Link" text:visited-style-name="Index_20_Link">4.4 game<text:tab/>6</text:a></text:p>
          <text:p text:style-name="P6"><text:a xlink:type="simple" xlink:href="#__RefHeading___Toc532_3527605473" text:style-name="Index_20_Link" text:visited-style-name="Index_20_Link">4.5 macros<text:tab/>6</text:a></text:p>
          <text:p text:style-name="P6"><text:a xlink:type="simple" xlink:href="#__RefHeading___Toc534_3527605473" text:style-name="Index_20_Link" text:visited-style-name="Index_20_Link">4.6 scoreboard<text:tab/>6</text:a></text:p>
          <text:p text:style-name="P6"><text:a xlink:type="simple" xlink:href="#__RefHeading___Toc566_3527605473" text:style-name="Index_20_Link" text:visited-style-name="Index_20_Link">4.7 render<text:tab/>7</text:a></text:p>
          <text:p text:style-name="P6"><text:a xlink:type="simple" xlink:href="#__RefHeading___Toc568_3527605473" text:style-name="Index_20_Link" text:visited-style-name="Index_20_Link">4.8 overlay<text:tab/>7</text:a></text:p>
          <text:p text:style-name="P6"><text:a xlink:type="simple" xlink:href="#__RefHeading___Toc570_3527605473" text:style-name="Index_20_Link" text:visited-style-name="Index_20_Link">4.9 menu<text:tab/>7</text:a></text:p>
          <text:p text:style-name="P5"><text:a xlink:type="simple" xlink:href="#__RefHeading___Toc300_1681259519" text:style-name="Index_20_Link" text:visited-style-name="Index_20_Link">5. Modulok és függvényleírások<text:tab/>7</text:a></text:p>
          <text:p text:style-name="P6"><text:a xlink:type="simple" xlink:href="#__RefHeading___Toc788_1681259519" text:style-name="Index_20_Link" text:visited-style-name="Index_20_Link">5.1 main:<text:tab/>8</text:a></text:p>
          <text:p text:style-name="P6"><text:a xlink:type="simple" xlink:href="#__RefHeading___Toc363_3527605473" text:style-name="Index_20_Link" text:visited-style-name="Index_20_Link">5.2 math_helper<text:tab/>8</text:a></text:p>
          <text:p text:style-name="P6"><text:a xlink:type="simple" xlink:href="#__RefHeading___Toc365_3527605473" text:style-name="Index_20_Link" text:visited-style-name="Index_20_Link">5.3 render<text:tab/>9</text:a></text:p>
          <text:p text:style-name="P6"><text:a xlink:type="simple" xlink:href="#__RefHeading___Toc458_3527605473" text:style-name="Index_20_Link" text:visited-style-name="Index_20_Link">5.4 state<text:tab/>11</text:a></text:p>
          <text:p text:style-name="P6"><text:a xlink:type="simple" xlink:href="#__RefHeading___Toc460_3527605473" text:style-name="Index_20_Link" text:visited-style-name="Index_20_Link">5.5 entity<text:tab/>11</text:a></text:p>
          <text:p text:style-name="P6"><text:a xlink:type="simple" xlink:href="#__RefHeading___Toc462_3527605473" text:style-name="Index_20_Link" text:visited-style-name="Index_20_Link">5.6 game<text:tab/>13</text:a></text:p>
          <text:p text:style-name="P6"><text:a xlink:type="simple" xlink:href="#__RefHeading___Toc492_3527605473" text:style-name="Index_20_Link" text:visited-style-name="Index_20_Link">5.7 scoreboard<text:tab/>13</text:a></text:p>
          <text:p text:style-name="P6"><text:a xlink:type="simple" xlink:href="#__RefHeading___Toc494_3527605473" text:style-name="Index_20_Link" text:visited-style-name="Index_20_Link">5.8 overlay<text:tab/>14</text:a></text:p>
        </text:index-body>
      </text:table-of-content>
      <text:h text:style-name="Heading_20_2" text:outline-level="2"/>
      <text:h text:style-name="P4" text:outline-level="2"><text:bookmark-start text:name="__RefHeading___Toc296_1681259519"/><text:span text:style-name="T8">1. </text:span>Bevezető<text:bookmark-end text:name="__RefHeading___Toc296_1681259519"/></text:h>
      <text:p text:style-name="P104">Az “owldodgegame” egy felülnézetes játék, amiben a játékos az infoc oldalról ismert baglyot irányítja, <text:span text:style-name="T22">úgy hogy</text:span> minél tovább életben maradjon, azáltal hogy kikerüli az ellenségeket és a tűzgolyókat.</text:p>
      <text:p text:style-name="P104">Ebben a dokumentációban szó lesz arról, hogyan kell futtatni a programot, hogyan van implementálva a kód, <text:span text:style-name="T74">hogyan van felépítve az adatszerkezet, és miért azok lettek kiválasztva</text:span>.</text:p>
      <text:h text:style-name="Heading_20_2" text:outline-level="2"><text:bookmark-start text:name="__RefHeading___Toc298_1681259519"/><text:span text:style-name="T9">2</text:span><text:span text:style-name="T8">. </text:span>Telepítési útmutató<text:bookmark-end text:name="__RefHeading___Toc298_1681259519"/></text:h>
      <text:p text:style-name="P72">A programhoz <text:span text:style-name="T2">gcc és </text:span>az SDL2 könyvtár szükséges, ennek a letöltéséhez nyújt segítséget a hivatalos honlap:</text:p>
      <text:p text:style-name="Preformatted_20_Text"><text:a xlink:type="simple" xlink:href="https://wiki.libsdl.org/SDL2/Installation" text:style-name="Internet_20_link" text:visited-style-name="Visited_20_Internet_20_Link">https://wiki.libsdl.org/SDL2/Installation</text:a></text:p>
      <text:p text:style-name="P73">gcc-vel a következőképpen lehet lefordítani, <text:span text:style-name="T15">ha az owldodgegame mappában vagyunk</text:span>:</text:p>
      <text:p text:style-name="Preformatted_20_Text"><text:span text:style-name="T3">gcc</text:span><text:span text:style-name="T4"> src/</text:span><text:span text:style-name="T6">*</text:span><text:span text:style-name="T4">.c -g -o </text:span><text:span text:style-name="T5">[fájlnév]</text:span><text:span text:style-name="T4"> </text:span><text:span text:style-name="T7">`</text:span><text:span text:style-name="T3">sdl2-config</text:span><text:span text:style-name="T4"> --cflags --libs</text:span><text:span text:style-name="T7">`</text:span><text:span text:style-name="T4"> -lSDL2_gfx -lSDL2_image -lSDL2_ttf -lm -Wall -Werror</text:span></text:p>
      <text:p text:style-name="P74">A kapott [fájlnév] nevű fájlt futtatva indul el a program.</text:p>
      <text:h text:style-name="Heading_20_2" text:outline-level="2"><text:bookmark-start text:name="__RefHeading___Toc357_3527605473"/>3. Fájlszerkezet<text:bookmark-end text:name="__RefHeading___Toc357_3527605473"/></text:h>
      <text:p text:style-name="P23">A owldodgegame <text:span text:style-name="T51">gyökérkönyvtárában</text:span> a következő mappák találhatóak meg:</text:p>
      <text:list text:style-name="L1">
        <text:list-item>
          <text:p text:style-name="P20">docs: a két dokumentációt tartalmazza</text:p>
        </text:list-item>
        <text:list-item>
          <text:p text:style-name="P21">src: az összes *.c alakú fájl itt található meg</text:p>
        </text:list-item>
        <text:list-item>
          <text:p text:style-name="P22">resources: a program futtatásához szükséges képeket tárolja</text:p>
        </text:list-item>
        <text:list-item>
          <text:p text:style-name="P24">include: a *.c fájlokhoz tartozó fejléc fájlok <text:span text:style-name="T16">találhatóak meg (tehát *.h alakúak)</text:span></text:p>
        </text:list-item>
        <text:list-item>
          <text:p text:style-name="P25">lib: a külső könyvtárak tárolódnak itt (jelen esetben a debugmalloc.h)</text:p>
        </text:list-item>
        <text:list-item>
          <text:p text:style-name="P26">fonts: a használt betűtípus található itt meg</text:p>
        </text:list-item>
      </text:list>
      <text:p text:style-name="P75">Ezen kívűl a dicsőséglista a projekt gyökérmappájában helyezkedik el <text:span text:style-name="T17">“scoreboard.txt”</text:span> néven.</text:p>
      <text:p text:style-name="P76">A futtatható fájl is a gyökérmappában jelenik meg fordítás után.</text:p>
      <text:h text:style-name="P7" text:outline-level="2"><text:bookmark-start text:name="__RefHeading___Toc359_3527605473"/>4. Adatszerkezetek<text:bookmark-end text:name="__RefHeading___Toc359_3527605473"/></text:h>
      <text:p text:style-name="P77">Először is a program állapotait kell számontartani. Több állapot is van, ezeket célszerű egy felsorolás típusú változóban tárolni. Mivel az állapotra a program nagyrészében szükség lehet, ezért célszerű egy modulban tárolni a jelenlegi állapotot. Az enkapszuláció miatt nem szimplán globális változóként lesz nyilvántartva, hanem függvényeken keresztül lehet elérni és felülírni a jelenlegi állapotot.</text:p>
      <text:h text:style-name="Heading_20_3" text:outline-level="3"><text:bookmark-start text:name="__RefHeading___Toc361_3527605473"/><text:soft-page-break/>4.1 state<text:bookmark-end text:name="__RefHeading___Toc361_3527605473"/></text:h>
      <text:p text:style-name="P77">A <text:span text:style-name="T41">programot három fő állapotra lehet szétbontani</text:span>, ezt a következő felsorolt típusban lehet eltárolni:</text:p>
      <text:p text:style-name="P77"><text:span text:style-name="T27">typedef</text:span><text:span text:style-name="T31"> </text:span><text:span text:style-name="T27">enum</text:span><text:span text:style-name="T31"> </text:span><text:span text:style-name="T34">MainState</text:span><text:span text:style-name="T31"> { </text:span><text:span text:style-name="T39">MENU</text:span><text:span text:style-name="T31">, </text:span><text:span text:style-name="T39">GAME</text:span><text:span text:style-name="T31">, </text:span><text:span text:style-name="T39">QUIT</text:span><text:span text:style-name="T31"> } </text:span><text:span text:style-name="T34">MainState</text:span><text:span text:style-name="T31">;</text:span></text:p>
      <text:p text:style-name="P78">Mivel a menün belül még vannak almenük, ezért azokat is el kell tárolni szintén egy felsorolt típusban:</text:p>
      <text:p text:style-name="P44"><text:span text:style-name="T29">typedef</text:span><text:span text:style-name="T42"> </text:span><text:span text:style-name="T29">enum</text:span><text:span text:style-name="T42"> </text:span><text:span text:style-name="T36">MenuState</text:span><text:span text:style-name="T42"> {</text:span><text:span text:style-name="T38">STARTMENU</text:span>,<text:span text:style-name="T38">HELPMENU</text:span>,<text:span text:style-name="T38">GAMEOVERMENU</text:span>,} <text:span text:style-name="T33">MenuState</text:span>;</text:p>
      <text:p text:style-name="P78">A játék állapotának tekinthető a nehézségi fokozat is, amely több modulban is el kell érni, ezért ugyanúgy lesz eltárolva mint az előző állapotok:</text:p>
      <text:p text:style-name="P79"><text:span text:style-name="T28">typedef</text:span><text:span text:style-name="T32"> </text:span><text:span text:style-name="T28">enum</text:span><text:span text:style-name="T32"> </text:span><text:span text:style-name="T35">Difficulty</text:span><text:span text:style-name="T32"> { </text:span><text:span text:style-name="T40">EASY</text:span><text:span text:style-name="T32">, </text:span><text:span text:style-name="T40">MEDIUM</text:span><text:span text:style-name="T32">, </text:span><text:span text:style-name="T40">HARD</text:span><text:span text:style-name="T32"> } </text:span><text:span text:style-name="T35">Difficulty</text:span><text:span text:style-name="T32">;</text:span></text:p>
      <text:p text:style-name="P86">Alapjáraton a főállapot és a menüállapot tartozik logikusan egy változó alá, ez egy States típusú változó lesz. </text:p>
      <text:p text:style-name="P87"><text:span text:style-name="T27">typedef</text:span><text:span text:style-name="T31"> </text:span><text:span text:style-name="T27">struct</text:span><text:span text:style-name="T31"> </text:span><text:span text:style-name="T34">States</text:span><text:span text:style-name="T31"> {</text:span><text:span text:style-name="T34">MainState</text:span><text:span text:style-name="T31"> </text:span><text:span text:style-name="T44">main</text:span><text:span text:style-name="T31">;</text:span><text:span text:style-name="T34">MenuState</text:span><text:span text:style-name="T31"> </text:span><text:span text:style-name="T44">menu</text:span><text:span text:style-name="T31">;} </text:span><text:span text:style-name="T34">States</text:span><text:span text:style-name="T31">;</text:span></text:p>
      <text:p text:style-name="P86">A state modulban kezdeti értéket állítunk az állapotoknak:</text:p>
      <text:p text:style-name="P53"><text:span text:style-name="T33">States</text:span> <text:span text:style-name="T43">state</text:span> <text:span text:style-name="T45">=</text:span> {<text:span text:style-name="T38">MENU</text:span>, <text:span text:style-name="T38">STARTMENU</text:span>};</text:p>
      <text:p text:style-name="P88"><text:span text:style-name="T34">Difficulty</text:span><text:span text:style-name="T31"> </text:span><text:span text:style-name="T44">difficulty</text:span><text:span text:style-name="T31"> </text:span><text:span text:style-name="T46">=</text:span><text:span text:style-name="T31"> </text:span><text:span text:style-name="T39">EASY</text:span><text:span text:style-name="T31">;</text:span></text:p>
      <text:p text:style-name="P89">Ezeket az állapotokat getter és setter függvények segítségével lehet elérni, ezek a függvények a modul fejlécében vannak definiálva a következő módon:</text:p>
      <text:p text:style-name="P54"><text:span text:style-name="T33">MainState</text:span> <text:span text:style-name="T47">getmainstate</text:span>() { <text:span text:style-name="T49">return</text:span> <text:span text:style-name="T43">state</text:span>.<text:span text:style-name="T43">main</text:span>; }</text:p>
      <text:p text:style-name="P55"><text:span text:style-name="T33">MenuState</text:span> <text:span text:style-name="T47">getmenustate</text:span>() { <text:span text:style-name="T49">return</text:span> <text:span text:style-name="T43">state</text:span>.<text:span text:style-name="T43">menu</text:span>; }</text:p>
      <text:p text:style-name="P55"><text:span text:style-name="T33">Difficulty</text:span> <text:span text:style-name="T47">getdifficulty</text:span>() { <text:span text:style-name="T49">return</text:span> <text:span text:style-name="T43">difficulty</text:span>; }</text:p>
      <text:p text:style-name="P55"><text:span text:style-name="T26">void</text:span> <text:span text:style-name="T47">setmainstate</text:span>(<text:span text:style-name="T33">MainState</text:span> <text:span text:style-name="T43">s</text:span>) { <text:span text:style-name="T43">state</text:span>.<text:span text:style-name="T43">main</text:span> <text:span text:style-name="T45">=</text:span> <text:span text:style-name="T43">s</text:span>; }</text:p>
      <text:p text:style-name="P55"><text:span text:style-name="T26">void</text:span> <text:span text:style-name="T47">setsubmenustate</text:span>(<text:span text:style-name="T33">MenuState</text:span> <text:span text:style-name="T43">s</text:span>) { <text:span text:style-name="T43">state</text:span>.<text:span text:style-name="T43">menu</text:span> <text:span text:style-name="T45">=</text:span> <text:span text:style-name="T43">s</text:span>; }</text:p>
      <text:p text:style-name="P55"><text:span text:style-name="T26">void</text:span> <text:span text:style-name="T47">setdifficulty</text:span>(<text:span text:style-name="T33">Difficulty</text:span> <text:span text:style-name="T43">diff</text:span>) { <text:span text:style-name="T43">difficulty</text:span> <text:span text:style-name="T45">=</text:span> <text:span text:style-name="T43">diff</text:span>; }</text:p>
      <text:h text:style-name="P11" text:outline-level="3"><text:bookmark-start text:name="__RefHeading___Toc372_3527605473"/>4.2 math_helper<text:bookmark-end text:name="__RefHeading___Toc372_3527605473"/></text:h>
      <text:p text:style-name="P90">Ezek után a program középpontjában a különböző entitások vannak, és annak eltárolási módjai. <text:span text:style-name="T52">Először a játékos adatstruktúráját kellene leírni, de ahhoz szükség van más struktúrákra is.</text:span></text:p>
      <text:p text:style-name="P91">A matematikai struktúrákat kell először felépíteni.</text:p>
      <text:p text:style-name="P91">Először szükség van egy pont eltárolására. <text:span text:style-name="T53">A következő struktúra e</text:span>gy pontot jelképez a koordinátarendszerben valós típusú x és y változókkal.</text:p>
      <text:p text:style-name="P45"><text:span text:style-name="T30">typedef</text:span><text:span text:style-name="T52"> </text:span><text:span text:style-name="T30">struct</text:span><text:span text:style-name="T52"> </text:span><text:span text:style-name="T37">Point</text:span><text:span text:style-name="T52"> {</text:span><text:span text:style-name="T26">double</text:span> <text:span text:style-name="T43">x</text:span>, <text:span text:style-name="T43">y</text:span>;} <text:span text:style-name="T33">Point</text:span>;</text:p>
      <text:p text:style-name="P91">Egy origó kezdőpontú vektort ír le az alábbi struktúra valós típusú x és y változókkal:</text:p>
      <text:p text:style-name="P45"><text:span text:style-name="T30">typedef</text:span><text:span text:style-name="T52"> </text:span><text:span text:style-name="T30">struct</text:span><text:span text:style-name="T52"> </text:span><text:span text:style-name="T37">Vector2</text:span><text:span text:style-name="T52"> {</text:span><text:span text:style-name="T26">double</text:span> <text:span text:style-name="T43">x</text:span>, <text:span text:style-name="T43">y</text:span>;} <text:span text:style-name="T33">Vector2</text:span>;</text:p>
      <text:p text:style-name="P80"><text:soft-page-break/>Egy méretet egész típusú szélesség és magasság változókkal leírt <text:span text:style-name="T69">struktúra.</text:span></text:p>
      <text:p text:style-name="P55"><text:span text:style-name="T26">typedef</text:span> <text:span text:style-name="T26">struct</text:span> <text:span text:style-name="T33">Size</text:span> {<text:span text:style-name="T26">int</text:span> <text:span text:style-name="T43">width</text:span>, <text:span text:style-name="T43">height</text:span>;} <text:span text:style-name="T33">Size</text:span>;</text:p>
      <text:p text:style-name="P80">Egy téglalapot ír le egy pont és egy mérettel. A pont a téglalap közepére mutat.</text:p>
      <text:p text:style-name="P55"><text:span text:style-name="T26">typedef</text:span> <text:span text:style-name="T26">struct</text:span> <text:span text:style-name="T33">Rect</text:span> {<text:span text:style-name="T33">Point</text:span> <text:span text:style-name="T43">pos</text:span>;<text:span text:style-name="T33">Size</text:span> <text:span text:style-name="T43">size</text:span>;} <text:span text:style-name="T33">Rect</text:span>;</text:p>
      <text:p text:style-name="P80"/>
      <text:h text:style-name="P11" text:outline-level="3"><text:bookmark-start text:name="__RefHeading___Toc528_3527605473"/>4.3 entity<text:bookmark-end text:name="__RefHeading___Toc528_3527605473"/></text:h>
      <text:p text:style-name="P93">A különböző entitások struktúrája található itt meg.</text:p>
      <text:p text:style-name="P92">Az entitásoknál nagyon sok a közös elem és tulajdonság, ezért van az, hogy a tűzgolyók és az ellenségeknek közös struktúrájuk van.</text:p>
      <text:p text:style-name="P92">A gameobject struktúra szedi össze az úgy általánosságban megtalálható tulajdonságokat egy játékobjektumnál, mint például a pozíciója, sebessége, kinézete stb.</text:p>
      <text:p text:style-name="P92">Az entitásokat egy láncolt listában tárolom, mivel folyamatosan az idő előrehaladtával jönnek létre és tűnnek el, ennek az adatszerkezetnek gyors a beszúrás és törlés művelete.</text:p>
      <text:p text:style-name="P92">A játékos lövedékeiből is elméletileg több lehet, hiszen ha kilő egyet, és mielőtt a kilőtt darab megtette volna az útját, ha elég rövid a töltési ideje a képességnek, akkor még egy lövedéket képes lenne használni.</text:p>
      <text:p text:style-name="P92">A játékos objektumnak van ebben a programban a legtöbb mezője, mivel ez a program központi adatszerkezete.</text:p>
      <text:p text:style-name="P92">A Spell struktúra tárolja az olyan tulajdonságait egy képességnek, amelyek közösek az összes elemre nézve.</text:p>
      <text:p text:style-name="P94">/**</text:p>
      <text:p text:style-name="P55"><text:span text:style-name="T24">* </text:span><text:span text:style-name="T26">@struct</text:span><text:span text:style-name="T24"> Cooldown</text:span></text:p>
      <text:p text:style-name="P55"><text:span text:style-name="T24">* </text:span><text:span text:style-name="T26">@brief</text:span><text:span text:style-name="T24"> A töltési idő kezeléséhez szükséges adatokat tárolja</text:span></text:p>
      <text:p text:style-name="P95">*/</text:p>
      <text:p text:style-name="P55"><text:span text:style-name="T26">typedef</text:span> <text:span text:style-name="T26">struct</text:span> <text:span text:style-name="T33">Cooldown</text:span> {</text:p>
      <text:p text:style-name="P55"><text:span text:style-name="T26">const</text:span> <text:span text:style-name="T26">double</text:span> <text:span text:style-name="T38">cd</text:span>;<text:span text:style-name="T24"> /**&lt; Az az idő amely két képesség használat között el</text:span></text:p>
      <text:p text:style-name="P95">kell teljen (másodperc) */</text:p>
      <text:p text:style-name="P96">double</text:p>
      <text:p text:style-name="P55"><text:span text:style-name="T43">cdcounter</text:span>;<text:span text:style-name="T24"> /**&lt; ez az adat számol vissza a cooldown értékéről nulláig */</text:span></text:p>
      <text:p text:style-name="P55"><text:span text:style-name="T26">bool</text:span> <text:span text:style-name="T43">oncd</text:span>;<text:span text:style-name="T24"> /**&lt; azt tartja számon, hogy töltési időn van-e a képesség, ha igen</text:span></text:p>
      <text:p text:style-name="P95">akkor nem használhatja a képességet a játékos */</text:p>
      <text:p text:style-name="P55">} <text:span text:style-name="T33">Cooldown</text:span>;</text:p>
      <text:p text:style-name="P95">/**</text:p>
      <text:p text:style-name="P55"><text:span text:style-name="T24">* </text:span><text:span text:style-name="T26">@struct</text:span><text:span text:style-name="T24"> Spell</text:span></text:p>
      <text:p text:style-name="P55"><text:span text:style-name="T24">* </text:span><text:span text:style-name="T26">@brief</text:span><text:span text:style-name="T24"> A játékos egy képességhez tartozó tulajdonságokat tároló struktúra</text:span></text:p>
      <text:p text:style-name="P95">* Egy képességhez közösen tartozó tulajdonságokat tárol, tehát több képesség</text:p>
      <text:p text:style-name="P95">* esetén ezek a tulajdonságokat érvényesek mindegyikre</text:p>
      <text:p text:style-name="P95">*/</text:p>
      <text:p text:style-name="P55"><text:soft-page-break/><text:span text:style-name="T26">typedef</text:span> <text:span text:style-name="T26">struct</text:span> <text:span text:style-name="T33">Spell</text:span> {</text:p>
      <text:p text:style-name="P55"><text:span text:style-name="T33">Cooldown</text:span> <text:span text:style-name="T43">cooldown</text:span>;</text:p>
      <text:p text:style-name="P55"><text:span text:style-name="T26">const</text:span> <text:span text:style-name="T26">double</text:span> <text:span text:style-name="T38">range</text:span>;<text:span text:style-name="T24"> /**&lt; A képesség hatótávja */</text:span></text:p>
      <text:p text:style-name="P88"/>
      <text:p text:style-name="P55"><text:span text:style-name="T26">double</text:span> <text:span text:style-name="T43">speed</text:span>;<text:span text:style-name="T24"> /**&lt; A képesség sebességét tárolja */</text:span></text:p>
      <text:p text:style-name="P88"/>
      <text:p text:style-name="P55"><text:span text:style-name="T33">SDL_Texture</text:span> <text:span text:style-name="T26">*</text:span><text:span text:style-name="T43">texture</text:span>;<text:span text:style-name="T24"> /**&lt; a képesség textúrájára mutató pointer */</text:span></text:p>
      <text:p text:style-name="P55"><text:span text:style-name="T33">Size</text:span> <text:span text:style-name="T43">imgsize</text:span>;<text:span text:style-name="T24"> /**&lt; A megjelenítendő kép méretét tárolja */</text:span></text:p>
      <text:p text:style-name="P55">} <text:span text:style-name="T33">Spell</text:span>;</text:p>
      <text:p text:style-name="P88"/>
      <text:p text:style-name="P95">/**</text:p>
      <text:p text:style-name="P55"><text:span text:style-name="T24">* </text:span><text:span text:style-name="T26">@struct</text:span><text:span text:style-name="T24"> Missile</text:span></text:p>
      <text:p text:style-name="P55"><text:span text:style-name="T24">* </text:span><text:span text:style-name="T26">@brief</text:span><text:span text:style-name="T24"> A játékos egy képességét, a lövedéket tároló struktúra</text:span></text:p>
      <text:p text:style-name="P95">* Egy adott lövedék tulajdonságait tárolja</text:p>
      <text:p text:style-name="P95">*/</text:p>
      <text:p text:style-name="P55"><text:span text:style-name="T26">typedef</text:span> <text:span text:style-name="T26">struct</text:span> <text:span text:style-name="T33">Missile</text:span> {</text:p>
      <text:p text:style-name="P55"><text:span text:style-name="T33">Point</text:span> <text:span text:style-name="T43">position</text:span>;<text:span text:style-name="T24"> /**&lt; A lövedék pozíciója */</text:span></text:p>
      <text:p text:style-name="P88"><text:span text:style-name="T34">Vector2</text:span><text:span text:style-name="T31"> </text:span><text:span text:style-name="T44">direction</text:span><text:span text:style-name="T31">;</text:span><text:span text:style-name="T25"> /**&lt; A lövedék iránya normalizált vektor alakban */</text:span></text:p>
      <text:p text:style-name="P55"><text:span text:style-name="T26">double</text:span> <text:span text:style-name="T43">angle</text:span>;<text:span text:style-name="T24"> /**&lt; A lövedék képét milyen szögben kell elforgatni (az x</text:span></text:p>
      <text:p text:style-name="P95">tengelytől jobbra lefele pozitív) */</text:p>
      <text:p text:style-name="P55"><text:span text:style-name="T26">double</text:span> <text:span text:style-name="T43">distancetraveled</text:span>;<text:span text:style-name="T24"> /**&lt; A megtett távolságát tárolja, mert ha eléri a</text:span></text:p>
      <text:p text:style-name="P95">hatótávját akkor megsemmisül */</text:p>
      <text:p text:style-name="P88"><text:span text:style-name="T31">} </text:span><text:span text:style-name="T34">Missile</text:span><text:span text:style-name="T31">;</text:span></text:p>
      <text:p text:style-name="P95">/**</text:p>
      <text:p text:style-name="P55"><text:span text:style-name="T24">* </text:span><text:span text:style-name="T26">@struct</text:span><text:span text:style-name="T24"> MissileNode</text:span></text:p>
      <text:p text:style-name="P55"><text:span text:style-name="T24">* </text:span><text:span text:style-name="T26">@brief</text:span><text:span text:style-name="T24"> A lövedékeket tároló láncolt lista egy elemét leíró struktúra</text:span></text:p>
      <text:p text:style-name="P95">*/</text:p>
      <text:p text:style-name="P55"><text:span text:style-name="T26">typedef</text:span> <text:span text:style-name="T26">struct</text:span> <text:span text:style-name="T33">MissileNode</text:span> {</text:p>
      <text:p text:style-name="P55"><text:span text:style-name="T33">Missile</text:span> <text:span text:style-name="T43">missile</text:span>;<text:span text:style-name="T24"> /**&lt; maga a lövedék adatai */</text:span></text:p>
      <text:p text:style-name="P55"><text:span text:style-name="T26">struct</text:span> <text:span text:style-name="T33">MissileNode</text:span> <text:span text:style-name="T26">*</text:span><text:span text:style-name="T43">next</text:span>;<text:span text:style-name="T24"> /**&lt; a következő lövedékelemre mutató pointer*/</text:span></text:p>
      <text:p text:style-name="P88"><text:span text:style-name="T31">} </text:span><text:span text:style-name="T34">MissileNode</text:span><text:span text:style-name="T31">;</text:span></text:p>
      <text:p text:style-name="P55"><text:span text:style-name="T26">typedef</text:span> <text:span text:style-name="T26">struct</text:span> <text:span text:style-name="T33">GameOjbect</text:span> {</text:p>
      <text:p text:style-name="P55"><text:span text:style-name="T33">Point</text:span> <text:span text:style-name="T43">position</text:span>;<text:span text:style-name="T24"> /**&lt; Az objetkum pozíciója */</text:span></text:p>
      <text:p text:style-name="P88"><text:span text:style-name="T34">Vector2</text:span><text:span text:style-name="T31"> </text:span><text:span text:style-name="T44">direction</text:span><text:span text:style-name="T31">;</text:span><text:span text:style-name="T25"> /**&lt; Az objetkum iránya ahova tart, 1 hosszúságú vektor*/</text:span></text:p>
      <text:p text:style-name="P55"><text:span text:style-name="T26">int</text:span> <text:span text:style-name="T43">hitboxradius</text:span>;<text:span text:style-name="T24"> /**&lt; Az objetkum köré rajzolt kör sugarának nagysága.</text:span></text:p>
      <text:p text:style-name="P95">Ütközésvizsgálat esetén ez számít az objektum</text:p>
      <text:p text:style-name="P95">körvonalának */</text:p>
      <text:p text:style-name="P88"><text:span text:style-name="T27">double</text:span><text:span text:style-name="T31"> </text:span><text:span text:style-name="T44">speed</text:span><text:span text:style-name="T31">;</text:span><text:span text:style-name="T25"> /**&lt; A objetkum sebessége */</text:span></text:p>
      <text:p text:style-name="P55"><text:span text:style-name="T33">Size</text:span> <text:span text:style-name="T43">imgsize</text:span>;<text:span text:style-name="T24"> /**&lt; A objetkum képének nagysága */</text:span></text:p>
      <text:p text:style-name="P55"><text:span text:style-name="T33">SDL_Texture</text:span> <text:span text:style-name="T26">*</text:span><text:span text:style-name="T43">texture</text:span>;<text:span text:style-name="T24"> /**&lt; A objetkum textúrájára mutató pointer */</text:span></text:p>
      <text:p text:style-name="P88"><text:span text:style-name="T31">} </text:span><text:span text:style-name="T34">GameObject</text:span><text:span text:style-name="T31">;</text:span></text:p>
      <text:p text:style-name="P95">/**</text:p>
      <text:p text:style-name="P55"><text:span text:style-name="T24">* </text:span><text:span text:style-name="T26">@struct</text:span><text:span text:style-name="T24"> Player</text:span></text:p>
      <text:p text:style-name="P55"><text:span text:style-name="T24">* </text:span><text:span text:style-name="T26">@brief</text:span><text:span text:style-name="T24"> A játékost és az ahhoz tartozó összes adatot tároló struktúra</text:span></text:p>
      <text:p text:style-name="P95">*/</text:p>
      <text:p text:style-name="P55"><text:span text:style-name="T26">typedef</text:span> <text:span text:style-name="T26">struct</text:span> <text:span text:style-name="T33">Player</text:span> {</text:p>
      <text:p text:style-name="P55"><text:span text:style-name="T33">GameObject</text:span> <text:span text:style-name="T43">character</text:span>;<text:span text:style-name="T24"> /**&lt; a játékos alapadait tartalmazza*/</text:span></text:p>
      <text:p text:style-name="P88"><text:span text:style-name="T34">Point</text:span><text:span text:style-name="T31"> </text:span><text:span text:style-name="T44">destination</text:span><text:span text:style-name="T31">;</text:span><text:span text:style-name="T25"> /**&lt; Az a pont ahova a játékos tart */</text:span></text:p>
      <text:p text:style-name="P55"><text:soft-page-break/><text:span text:style-name="T33">Spell</text:span> <text:span text:style-name="T43">flash</text:span>;<text:span text:style-name="T24"> /**&lt; A játékos villanás képessége */</text:span></text:p>
      <text:p text:style-name="P55"><text:span text:style-name="T33">Spell</text:span> <text:span text:style-name="T43">missileprops</text:span>;<text:span text:style-name="T24"> /**&lt; A játékos lövedék képességéhez tartozó adatok,</text:span></text:p>
      <text:p text:style-name="P95">amelyek mindegyik lövedékre egyaránt érvényesek */</text:p>
      <text:p text:style-name="P55"><text:span text:style-name="T33">MissileNode</text:span> <text:span text:style-name="T26">*</text:span><text:span text:style-name="T43">missiles</text:span>;<text:span text:style-name="T24"> /**&lt; A játékos lövedékeinek láncolt listája */</text:span></text:p>
      <text:p text:style-name="P88"><text:span text:style-name="T31">} </text:span><text:span text:style-name="T34">Player</text:span><text:span text:style-name="T31">;</text:span></text:p>
      <text:p text:style-name="P95">/**</text:p>
      <text:p text:style-name="P55"><text:span text:style-name="T24">* </text:span><text:span text:style-name="T26">@struct</text:span><text:span text:style-name="T24"> Entity</text:span></text:p>
      <text:p text:style-name="P55"><text:span text:style-name="T24">* </text:span><text:span text:style-name="T26">@brief</text:span><text:span text:style-name="T24"> Az egyes ellenségek vagy tűzgolyók adatainak tárolására levő struktúra</text:span></text:p>
      <text:p text:style-name="P95">*/</text:p>
      <text:p text:style-name="P55"><text:span text:style-name="T26">typedef</text:span> <text:span text:style-name="T26">struct</text:span> <text:span text:style-name="T33">EntityNode</text:span> {</text:p>
      <text:p text:style-name="P55"><text:span text:style-name="T33">GameObject</text:span> <text:span text:style-name="T43">entity</text:span>;<text:span text:style-name="T24"> /**&lt; az entitás alapadatait tartalmazza*/</text:span></text:p>
      <text:p text:style-name="P55"><text:span text:style-name="T26">bool</text:span> <text:span text:style-name="T43">followplayer</text:span>;<text:span text:style-name="T24"> /**&lt; Ez a változó tartalmazza, hogy minden egyes</text:span></text:p>
      <text:p text:style-name="P95">mozgatásnál a játékos irányába mozogjon, vagy ne*/</text:p>
      <text:p text:style-name="P55"><text:span text:style-name="T26">struct</text:span> <text:span text:style-name="T33">EntityNode</text:span> <text:span text:style-name="T26">*</text:span><text:span text:style-name="T43">next</text:span>;<text:span text:style-name="T24"> /**&lt; A következő entitáselemre mutató pointer*/</text:span></text:p>
      <text:p text:style-name="P88"><text:span text:style-name="T31">} </text:span><text:span text:style-name="T34">EntityNode</text:span><text:span text:style-name="T31">;</text:span></text:p>
      <text:p text:style-name="P95">/**</text:p>
      <text:p text:style-name="P55"><text:span text:style-name="T24">* </text:span><text:span text:style-name="T26">@struct</text:span><text:span text:style-name="T24"> SpawnProps</text:span></text:p>
      <text:p text:style-name="P55"><text:span text:style-name="T24">* </text:span><text:span text:style-name="T26">@brief</text:span><text:span text:style-name="T24"> Az egyes entitások létrehozásának tulajdonságait tároló struktúra</text:span></text:p>
      <text:p text:style-name="P95">* Előírja, hogy milyen körülmények között jönnek létre ezek az entitások</text:p>
      <text:p text:style-name="P95">*/</text:p>
      <text:p text:style-name="P55"><text:span text:style-name="T26">typedef</text:span> <text:span text:style-name="T26">struct</text:span> <text:span text:style-name="T33">SpawnProps</text:span> {</text:p>
      <text:p text:style-name="P55"><text:span text:style-name="T26">int</text:span> <text:span text:style-name="T43">rate</text:span>;<text:span text:style-name="T24"> /**&lt; Az a mérték, hogy milyen gyorsan jönnek létre az entitások</text:span></text:p>
      <text:p text:style-name="P95">(frissítés gyakorisága ms-ben * rate = milyen gyakran jönnek</text:p>
      <text:p text:style-name="P95">létre entitások)*/</text:p>
      <text:p text:style-name="P55"><text:span text:style-name="T26">int</text:span> <text:span text:style-name="T43">lowerlimit</text:span>;<text:span text:style-name="T24"> /**&lt; Az alsó határa annak, hogy milyen gyorsan jönnek létre</text:span></text:p>
      <text:p text:style-name="P95">entitások*/</text:p>
      <text:p text:style-name="P55"><text:span text:style-name="T26">int</text:span> <text:span text:style-name="T43">counter</text:span>;<text:span text:style-name="T24"> /**&lt; Minden frissítési ciklusban itt tárolódik, hogy hol tartunk,</text:span></text:p>
      <text:p text:style-name="P95">mindig az incrementer értékével növekszik*/</text:p>
      <text:p text:style-name="P55"><text:span text:style-name="T26">int</text:span> <text:span text:style-name="T43">incrementer</text:span>;<text:span text:style-name="T24"> /**&lt; Ezt a változót adódik hozzá a counter-hez, az érték</text:span></text:p>
      <text:p text:style-name="P95">növelésével lehet gyorsítani az entitások létrehozását*/</text:p>
      <text:p text:style-name="P55"><text:span text:style-name="T26">double</text:span> <text:span text:style-name="T43">initspeed</text:span>;<text:span text:style-name="T24"> /**&lt; az alap sebessége egy entitásnak amikor létrejön*/</text:span></text:p>
      <text:p text:style-name="P55">} <text:span text:style-name="T33">SpawnProps</text:span>;</text:p>
      <text:h text:style-name="P11" text:outline-level="3"><text:bookmark-start text:name="__RefHeading___Toc530_3527605473"/>4.4 game<text:bookmark-end text:name="__RefHeading___Toc530_3527605473"/></text:h>
      <text:p text:style-name="P97">A játék modul csupán az jobbegérgomb lenyomás visszajelzéséhez szükséges struktúrát tartalmazza.</text:p>
      <text:p text:style-name="P95">/**</text:p>
      <text:p text:style-name="P55"><text:span text:style-name="T24">* </text:span><text:span text:style-name="T26">@brief</text:span><text:span text:style-name="T24"> tárolja azokat az adatokat, amelyek szükségesek ahhoz hogy a</text:span></text:p>
      <text:p text:style-name="P95">* játékosnak visszajelezze azt ahova kattintott</text:p>
      <text:p text:style-name="P95">*</text:p>
      <text:p text:style-name="P95">*/</text:p>
      <text:p text:style-name="P55"><text:span text:style-name="T26">typedef</text:span> <text:span text:style-name="T26">struct</text:span> <text:span text:style-name="T33">showposclickfeedback</text:span> {</text:p>
      <text:p text:style-name="P55"><text:span text:style-name="T26">int</text:span> <text:span text:style-name="T43">counter</text:span>;</text:p>
      <text:p text:style-name="P55"><text:span text:style-name="T26">int</text:span> <text:span text:style-name="T43">limit</text:span>;</text:p>
      <text:p text:style-name="P55"><text:span text:style-name="T26">bool</text:span> <text:span text:style-name="T43">show</text:span>;</text:p>
      <text:p text:style-name="P55"><text:soft-page-break/><text:span text:style-name="T33">Point</text:span> <text:span text:style-name="T43">pos</text:span>;</text:p>
      <text:p text:style-name="P55">} <text:span text:style-name="T33">showposclickfeedback</text:span>;</text:p>
      <text:p text:style-name="P80"/>
      <text:h text:style-name="P11" text:outline-level="3"><text:bookmark-start text:name="__RefHeading___Toc532_3527605473"/>4.5 macros<text:bookmark-end text:name="__RefHeading___Toc532_3527605473"/></text:h>
      <text:p text:style-name="P98">Ebben a fájlban csak két makró található meg, amik az ablakméretet mutatják.</text:p>
      <text:p text:style-name="P56"><text:span text:style-name="T49">#define</text:span><text:span text:style-name="T26"> WINDOWWIDTH </text:span><text:span text:style-name="T70">1280</text:span></text:p>
      <text:p text:style-name="P88"><text:span text:style-name="T50">#define</text:span><text:span text:style-name="T27"> WINDOWHEIGHT </text:span><text:span text:style-name="T71">960</text:span></text:p>
      <text:h text:style-name="P11" text:outline-level="3"><text:bookmark-start text:name="__RefHeading___Toc534_3527605473"/>4.6 <text:span text:style-name="T72">scoreboard</text:span><text:bookmark-end text:name="__RefHeading___Toc534_3527605473"/></text:h>
      <text:p text:style-name="P99">Egy adott pontszámot eltároló struktúra:</text:p>
      <text:p text:style-name="P57"><text:span text:style-name="T26">typedef</text:span> <text:span text:style-name="T26">struct</text:span> <text:span text:style-name="T33">Score</text:span> {</text:p>
      <text:p text:style-name="P55"><text:span text:style-name="T26">double</text:span> <text:span text:style-name="T43">points</text:span>;<text:span text:style-name="T24"> /**&lt; Az adott pontszám*/</text:span></text:p>
      <text:p text:style-name="P55"><text:span text:style-name="T26">char</text:span> <text:span text:style-name="T43">playername</text:span>[<text:span text:style-name="T70">50</text:span> <text:span text:style-name="T45">+</text:span> <text:span text:style-name="T70">1</text:span>];<text:span text:style-name="T24"> /**&lt; A játékos neve (maximum 50 karakter hosszú)*/</text:span></text:p>
      <text:p text:style-name="P55">} <text:span text:style-name="T33">Score</text:span>;</text:p>
      <text:p text:style-name="P99">Az eredményeket tartalmazó láncolt lista egy elemét leíró struktúra</text:p>
      <text:p text:style-name="P58"><text:span text:style-name="T26">typedef</text:span> <text:span text:style-name="T26">struct</text:span> <text:span text:style-name="T33">ScoreNode</text:span> {</text:p>
      <text:p text:style-name="P55"><text:span text:style-name="T33">Score</text:span> <text:span text:style-name="T43">score</text:span>;<text:span text:style-name="T24"> /**&lt; az elért eredmény*/</text:span></text:p>
      <text:p text:style-name="P55"><text:span text:style-name="T26">struct</text:span> <text:span text:style-name="T33">ScoreNode</text:span> <text:span text:style-name="T26">*</text:span><text:span text:style-name="T43">prev</text:span>, <text:span text:style-name="T45">*</text:span><text:span text:style-name="T43">next</text:span>;<text:span text:style-name="T24"> /**&lt; a lista következő eleme*/</text:span></text:p>
      <text:p text:style-name="P55">} <text:span text:style-name="T33">ScoreNode</text:span>;</text:p>
      <text:h text:style-name="P11" text:outline-level="3"><text:bookmark-start text:name="__RefHeading___Toc566_3527605473"/>4.7 render<text:bookmark-end text:name="__RefHeading___Toc566_3527605473"/></text:h>
      <text:p text:style-name="P100">A render modulban struktúrák nincsenek létrehozva, csupán a globálisan használt színek vannak megosztva a többi modullal. Ezek a színek a következők:</text:p>
      <text:p text:style-name="P59"><text:span text:style-name="T26">extern</text:span> <text:span text:style-name="T33">SDL_Color</text:span> <text:span text:style-name="T43">c_white</text:span>;</text:p>
      <text:p text:style-name="P55"><text:span text:style-name="T26">extern</text:span> <text:span text:style-name="T33">SDL_Color</text:span> <text:span text:style-name="T43">c_green</text:span>;</text:p>
      <text:p text:style-name="P55"><text:span text:style-name="T26">extern</text:span> <text:span text:style-name="T33">SDL_Color</text:span> <text:span text:style-name="T43">c_red</text:span>;</text:p>
      <text:p text:style-name="P55"><text:span text:style-name="T26">extern</text:span> <text:span text:style-name="T33">SDL_Color</text:span> <text:span text:style-name="T43">c_menubg</text:span>;</text:p>
      <text:p text:style-name="P55"><text:span text:style-name="T26">extern</text:span> <text:span text:style-name="T33">SDL_Color</text:span> <text:span text:style-name="T43">c_btbg</text:span>;</text:p>
      <text:p text:style-name="P55"><text:span text:style-name="T26">extern</text:span> <text:span text:style-name="T33">SDL_Color</text:span> <text:span text:style-name="T43">c_btbghover</text:span>;</text:p>
      <text:p text:style-name="P88"><text:span text:style-name="T27">extern</text:span><text:span text:style-name="T31"> </text:span><text:span text:style-name="T34">SDL_Color</text:span><text:span text:style-name="T31"> </text:span><text:span text:style-name="T44">c_btselected</text:span><text:span text:style-name="T31">;</text:span></text:p>
      <text:h text:style-name="P12" text:outline-level="3"><text:bookmark-start text:name="__RefHeading___Toc568_3527605473"/>4.8 overlay<text:bookmark-end text:name="__RefHeading___Toc568_3527605473"/></text:h>
      <text:p text:style-name="P101">Ez a modul nem tartalmaz adatszerkezetek deklarációját</text:p>
      <text:h text:style-name="P11" text:outline-level="3"><text:bookmark-start text:name="__RefHeading___Toc570_3527605473"/>4.9 <text:span text:style-name="T73">menu</text:span><text:bookmark-end text:name="__RefHeading___Toc570_3527605473"/></text:h>
      <text:p text:style-name="P80">Ez a modul <text:span text:style-name="T73">csak belső használatra lévő Button struktúrát írja le, ami egy kirajzolandó gomb kinézetét tárolja el, illetve a gombhoz tartozó adatokat.</text:span></text:p>
      <text:p text:style-name="P55"><text:soft-page-break/><text:span text:style-name="T26">typedef</text:span> <text:span text:style-name="T26">struct</text:span> <text:span text:style-name="T33">Button</text:span> {</text:p>
      <text:p text:style-name="P55"><text:span text:style-name="T33">Point</text:span> <text:span text:style-name="T43">pos</text:span>;<text:span text:style-name="T24"> /**&lt; a gomb pozicíója*/</text:span></text:p>
      <text:p text:style-name="P55"><text:span text:style-name="T26">char</text:span> <text:span text:style-name="T43">text</text:span>[<text:span text:style-name="T70">30</text:span>];<text:span text:style-name="T24"> /**&lt; a gomb szövege*/</text:span></text:p>
      <text:p text:style-name="P55"><text:span text:style-name="T26">void</text:span> (*<text:span text:style-name="T43">onclick</text:span>)(<text:span text:style-name="T26">struct</text:span> <text:span text:style-name="T33">Button</text:span> <text:span text:style-name="T26">*</text:span><text:span text:style-name="T43">bt</text:span>);<text:span text:style-name="T24"> /**&lt; a gombra való kattintáskor ez a</text:span></text:p>
      <text:p text:style-name="P95">függvény hívódik meg*/</text:p>
      <text:p text:style-name="P55"><text:span text:style-name="T26">bool</text:span> <text:span text:style-name="T43">selected</text:span>;<text:span text:style-name="T24"> /**&lt; ha a felhasználó utoljára erre a gombra kattintott akkor igaz (csak azoknál a gomboknál van beállítva amelynél számít</text:span></text:p>
      <text:p text:style-name="P95">(nehézségkiválasztás gombjai))*/</text:p>
      <text:p text:style-name="P55"><text:span text:style-name="T33">SDL_Color</text:span> <text:span text:style-name="T43">bgcolor</text:span>;<text:span text:style-name="T24"> /**&lt; a gomb háttérszíne*/</text:span></text:p>
      <text:p text:style-name="P55">} <text:span text:style-name="T33">Button</text:span>;</text:p>
      <text:p text:style-name="Standard"/>
      <text:h text:style-name="P10" text:outline-level="2"><text:bookmark-start text:name="__RefHeading___Toc300_1681259519"/><text:span text:style-name="T23">5</text:span><text:span text:style-name="T8">. </text:span>Modulok <text:span text:style-name="T54">és függvényleírások</text:span><text:bookmark-end text:name="__RefHeading___Toc300_1681259519"/></text:h>
      <text:p text:style-name="P80">A program<text:span text:style-name="T55">ban lévő modulok rövid leírása, illetve a modulokban lévő függvények leírása</text:span>:</text:p>
      <text:p text:style-name="P66">A függvényleírásnál első behúzásnál van a függvény deklarációja, alatta az első bekezdés az, hogy mi a feladat, azután három behúzásra vannak a függvény paraméterei, majd végül két behúzásra a visszatérési értéke. <text:span text:style-name="T61">Ha nincs visszatérési értéke, vagyis void, akkor nincs odaírva semmi a paraméterek után. </text:span><text:span text:style-name="T62">Ha rövid a függvény, akkor össze </text:span><text:span text:style-name="T63">lehet vonni </text:span><text:span text:style-name="T62">a visszatérési érték</text:span><text:span text:style-name="T63">et</text:span><text:span text:style-name="T62"> és a magyarázat</text:span><text:span text:style-name="T63">át</text:span><text:span text:style-name="T62">.</text:span></text:p>
      <text:h text:style-name="P11" text:outline-level="3"><text:bookmark-start text:name="__RefHeading___Toc788_1681259519"/><text:span text:style-name="T23">5</text:span><text:span text:style-name="T12">.1 </text:span>main:<text:bookmark-end text:name="__RefHeading___Toc788_1681259519"/></text:h>
      <text:list text:style-name="WWNum3">
        <text:list-item>
          <text:list>
            <text:list-item>
              <text:list>
                <text:list-header>
                  <text:p text:style-name="P16"><text:span text:style-name="T13">Ez a modul </text:span><text:span text:style-name="T10">a lényegi inicializáló műveletek lebonyolításáért </text:span><text:span text:style-name="T18">felel</text:span><text:span text:style-name="T10">, többek között:</text:span></text:p>
                </text:list-header>
              </text:list>
            </text:list-item>
          </text:list>
        </text:list-item>
        <text:list-item>
          <text:p text:style-name="P13">Az ablak létrehozása</text:p>
        </text:list-item>
        <text:list-item>
          <text:p text:style-name="P13">Az srand-nak kezdeti értéket ad</text:p>
        </text:list-item>
        <text:list-item>
          <text:p text:style-name="P14">Inicializálja a betűtípust</text:p>
        </text:list-item>
        <text:list-item>
          <text:p text:style-name="P14">Betölti a dicsőséglistát</text:p>
        </text:list-item>
        <text:list-item>
          <text:p text:style-name="P15">Beállítja a program alapértelmezett állapotait és a nehézséget</text:p>
          <text:p text:style-name="P28">Ezek után pedig elindítja a fő ciklust, amely addig fut, amíg az állapot QUIT-re nem vált.A ciklusban lévő kód csak bizonyos időközönként fut le, így egységesen minden gépen ugyanannyiszor fut le a ciklus belső része. <text:span text:style-name="T19">Ezáltal a processzor is kevésbé van terhelve, </text:span><text:span text:style-name="T20">és a legtöbb számítógépen egységesen fog futni a program, egészen addig amíg elég gyors az adott számítógép. </text:span><text:span text:style-name="T21">Ha a játék véget ért akkor pedig elvégez pár műveletet a bezárás előtt. Ezek a következők:</text:span></text:p>
        </text:list-item>
        <text:list-item>
          <text:p text:style-name="P29">dicsőséglista elmentése</text:p>
        </text:list-item>
        <text:list-item>
          <text:p text:style-name="P30">a dicsőséglistát tároló lista felszabadítása</text:p>
        </text:list-item>
        <text:list-item>
          <text:p text:style-name="P30">a betűtípust tároló változó felszabadítása</text:p>
        </text:list-item>
        <text:list-item>
          <text:p text:style-name="P30">legvégül az SDL_Quit() függvényt hívja meg</text:p>
        </text:list-item>
      </text:list>
      <text:h text:style-name="P11" text:outline-level="3"><text:bookmark-start text:name="__RefHeading___Toc363_3527605473"/><text:span text:style-name="T23">5</text:span><text:span text:style-name="T13">.2 </text:span>math_helper<text:bookmark-end text:name="__RefHeading___Toc363_3527605473"/></text:h>
      <text:list text:continue-numbering="true" text:style-name="WWNum3">
        <text:list-header>
          <text:p text:style-name="P17"><text:span text:style-name="T56">I</text:span>tt találhatóak a különböző matematikai segédfüggvények, a matematikához kötődő struktúr<text:span text:style-name="T56">ák, illetve a matematikai műveletekhez köthető függvények.</text:span></text:p>
        </text:list-header>
        <text:list-item>
          <text:p text:style-name="P81"><text:span text:style-name="T34">Point</text:span><text:span text:style-name="T31"> </text:span><text:span text:style-name="T48">randomspawnpoint</text:span><text:span text:style-name="T31">();</text:span></text:p>
          <text:list>
            <text:list-item>
              <text:p text:style-name="P81">Létrehoz a pálya szélein (egy picivel beljebb) egy véletlenszerűen generált koordinátát</text:p>
            </text:list-item>
            <text:list-item>
              <text:p text:style-name="P31"><text:span text:style-name="T59">visszatérési értéke:</text:span> a generált pont</text:p>
            </text:list-item>
          </text:list>
        </text:list-item>
        <text:list-item>
          <text:p text:style-name="P32"><text:soft-page-break/><text:span text:style-name="T34">Point</text:span><text:span text:style-name="T31"> </text:span><text:span text:style-name="T48">gettopleftpoint</text:span><text:span text:style-name="T31">(</text:span><text:span text:style-name="T34">Point</text:span><text:span text:style-name="T31"> </text:span><text:span text:style-name="T44">pos</text:span><text:span text:style-name="T31">, </text:span><text:span text:style-name="T34">Size</text:span><text:span text:style-name="T31"> </text:span><text:span text:style-name="T44">size</text:span><text:span text:style-name="T31">);</text:span></text:p>
          <text:list>
            <text:list-item>
              <text:p text:style-name="P32">a pos középpontú és size méretű téglalap bal felső koordinátáját adja <text:span text:style-name="T57">vissza</text:span></text:p>
            </text:list-item>
            <text:list-item>
              <text:p text:style-name="P32">pos a téglalap középpontja</text:p>
            </text:list-item>
            <text:list-item>
              <text:p text:style-name="P32">size a téglalap mérete</text:p>
            </text:list-item>
            <text:list-item>
              <text:p text:style-name="P32"><text:span text:style-name="T57">egy </text:span>Point <text:span text:style-name="T57">változóban</text:span> a bal felső koordinát<text:span text:style-name="T62">át adja vissza</text:span></text:p>
            </text:list-item>
          </text:list>
        </text:list-item>
        <text:list-item>
          <text:p text:style-name="P34"><text:span text:style-name="T33">Point</text:span> <text:span text:style-name="T47">addvectortopoint</text:span>(<text:span text:style-name="T33">Point</text:span> <text:span text:style-name="T43">p</text:span>, <text:span text:style-name="T33">Vector2</text:span> <text:span text:style-name="T43">v</text:span>);</text:p>
          <text:list>
            <text:list-item>
              <text:p text:style-name="P32">hozzáad egy ponthoz egy vektort</text:p>
            </text:list-item>
            <text:list-item>
              <text:p text:style-name="P60">paraméterek:</text:p>
              <text:list>
                <text:list-item>
                  <text:p text:style-name="P33">p a pont</text:p>
                </text:list-item>
                <text:list-item>
                  <text:p text:style-name="P32">v a vektor</text:p>
                </text:list-item>
              </text:list>
            </text:list-item>
            <text:list-item>
              <text:p text:style-name="P31">az így kapott pontot adja vissza</text:p>
            </text:list-item>
          </text:list>
        </text:list-item>
        <text:list-item>
          <text:p text:style-name="P32"><text:span text:style-name="T34">Point</text:span><text:span text:style-name="T31"> </text:span><text:span text:style-name="T48">rectdownrightpoint</text:span><text:span text:style-name="T31">(</text:span><text:span text:style-name="T34">Rect</text:span><text:span text:style-name="T31"> </text:span><text:span text:style-name="T44">rect</text:span><text:span text:style-name="T31">);</text:span></text:p>
          <text:list>
            <text:list-item>
              <text:p text:style-name="P32">a rect-ként téglalap jobb alsó koordinátáját adja vissza</text:p>
            </text:list-item>
            <text:list-item>
              <text:p text:style-name="P60">paraméter: </text:p>
              <text:list>
                <text:list-item>
                  <text:p text:style-name="P33">rect a téglalap</text:p>
                </text:list-item>
              </text:list>
            </text:list-item>
            <text:list-item>
              <text:p text:style-name="P31">a jobb alsó koordinát<text:span text:style-name="T57">át adja vissza pontként</text:span></text:p>
            </text:list-item>
          </text:list>
        </text:list-item>
        <text:list-item>
          <text:p text:style-name="P35"><text:span text:style-name="T33">Vector2</text:span> <text:span text:style-name="T47">vectorfromtwopoints</text:span>(<text:span text:style-name="T33">Point</text:span> <text:span text:style-name="T43">start</text:span>, <text:span text:style-name="T33">Point</text:span> <text:span text:style-name="T43">end</text:span>);</text:p>
          <text:list>
            <text:list-item>
              <text:p text:style-name="P33">Két pontból egy vektort csinál.</text:p>
              <text:list>
                <text:list-item>
                  <text:p text:style-name="P63">start A kezdőpont koordinátája</text:p>
                </text:list-item>
                <text:list-item>
                  <text:p text:style-name="P63">end A végpont koordinátája</text:p>
                </text:list-item>
              </text:list>
            </text:list-item>
            <text:list-item>
              <text:p text:style-name="P82"><text:span text:style-name="T58">egy</text:span> Vector2 <text:span text:style-name="T58">struktúrában a</text:span> két pont által kapott vektor<text:span text:style-name="T62">t adja vissza</text:span></text:p>
            </text:list-item>
          </text:list>
        </text:list-item>
        <text:list-item>
          <text:p text:style-name="P46"><text:span text:style-name="T33">Vector2</text:span> <text:span text:style-name="T47">normalizevector</text:span>(<text:span text:style-name="T33">Vector2</text:span> <text:span text:style-name="T43">v</text:span>);</text:p>
          <text:list>
            <text:list-item>
              <text:p text:style-name="P83">Normalizálja a vektort, vagyis megtartja az irányát, de a hosszúságát egyre állítja be</text:p>
            </text:list-item>
            <text:list-item>
              <text:p text:style-name="P63">paraméterek:</text:p>
              <text:list>
                <text:list-item>
                  <text:p text:style-name="P63">v a vektor amit normálizálni szeretnénk</text:p>
                </text:list-item>
              </text:list>
            </text:list-item>
            <text:list-item>
              <text:p text:style-name="P64">egy Vector2 struktúrában a kapott egy hosszúságú vektor <text:span text:style-name="T62">adja vissza</text:span></text:p>
            </text:list-item>
          </text:list>
        </text:list-item>
        <text:list-item>
          <text:p text:style-name="P38"><text:span text:style-name="T26">bool</text:span> <text:span text:style-name="T47">outofscreen</text:span>(<text:span text:style-name="T33">Point</text:span> <text:span text:style-name="T43">pos</text:span>, <text:span text:style-name="T33">Size</text:span> <text:span text:style-name="T43">size</text:span>);</text:p>
          <text:list>
            <text:list-item>
              <text:p text:style-name="P63">megnézi, hogy a kapott pos középpontú és size méretű téglalap a képernyőn kívűl van-e</text:p>
              <text:list>
                <text:list-item>
                  <text:p text:style-name="P63">pos a téglalap középpontja</text:p>
                </text:list-item>
                <text:list-item>
                  <text:p text:style-name="P63">size a téglalap mérete</text:p>
                </text:list-item>
              </text:list>
            </text:list-item>
            <text:list-item>
              <text:p text:style-name="P63">ha a képernyőn kívűl van, akkor igazzal tér vissza, ha nem akkor meg hamissal</text:p>
            </text:list-item>
          </text:list>
        </text:list-item>
        <text:list-item>
          <text:p text:style-name="P38"><text:span text:style-name="T26">bool</text:span> <text:span text:style-name="T47">withinbounds</text:span>(<text:span text:style-name="T33">Rect</text:span> <text:span text:style-name="T43">r</text:span>, <text:span text:style-name="T33">Point</text:span> <text:span text:style-name="T43">p</text:span>);</text:p>
          <text:list>
            <text:list-item>
              <text:p text:style-name="P61">Megnézi, hogy az adott téglalapban benne van-e a pont</text:p>
              <text:list>
                <text:list-item>
                  <text:p text:style-name="P61">r <text:span text:style-name="T59">a </text:span>téglalap</text:p>
                </text:list-item>
                <text:list-item>
                  <text:p text:style-name="P61">p <text:span text:style-name="T59">a </text:span>pont</text:p>
                </text:list-item>
              </text:list>
            </text:list-item>
            <text:list-item>
              <text:p text:style-name="P62">boolean ha benne van a pont akkor igazzal tér vissza, ha nincs benne, akkor hamissal</text:p>
            </text:list-item>
          </text:list>
        </text:list-item>
        <text:list-item>
          <text:p text:style-name="P37"><text:span text:style-name="T26">int</text:span> <text:span text:style-name="T47">twopointsdistance</text:span>(<text:span text:style-name="T33">Point</text:span> <text:span text:style-name="T43">p1</text:span>, <text:span text:style-name="T33">Point</text:span> <text:span text:style-name="T43">p2</text:span>);</text:p>
          <text:list>
            <text:list-item>
              <text:p text:style-name="P61">Kiszámolja a paraméterként kapott két pont távolságát és visszaadja annak egész típusú értékét</text:p>
              <text:list>
                <text:list-item>
                  <text:p text:style-name="P61">p1 első pont</text:p>
                </text:list-item>
                <text:list-item>
                  <text:p text:style-name="P61">p2 második pont</text:p>
                </text:list-item>
              </text:list>
            </text:list-item>
            <text:list-item>
              <text:p text:style-name="P61">a két pont távolsága</text:p>
            </text:list-item>
          </text:list>
        </text:list-item>
        <text:list-item>
          <text:p text:style-name="P37"><text:span text:style-name="T26">int</text:span> <text:span text:style-name="T47">vectorlength</text:span>(<text:span text:style-name="T33">Vector2</text:span> <text:span text:style-name="T43">v</text:span>);</text:p>
          <text:list>
            <text:list-item>
              <text:p text:style-name="P61">Megadja, hogy az adott vektornak mekkora a hossza</text:p>
              <text:list>
                <text:list-item>
                  <text:p text:style-name="P61">v vektor</text:p>
                </text:list-item>
              </text:list>
            </text:list-item>
            <text:list-item>
              <text:p text:style-name="P65">a vektor hossza egész típusú változóként</text:p>
            </text:list-item>
          </text:list>
        </text:list-item>
        <text:list-item>
          <text:p text:style-name="P39"><text:soft-page-break/><text:span text:style-name="T26">double</text:span> <text:span text:style-name="T47">getangle</text:span>(<text:span text:style-name="T33">Vector2</text:span> <text:span text:style-name="T43">v</text:span>);</text:p>
          <text:list>
            <text:list-item>
              <text:p text:style-name="P67">Az sdl más formátumban kéri a forgatáshoz szükséges szöget, ez a függvény ezt az új szöget számolja ki</text:p>
              <text:list>
                <text:list-item>
                  <text:p text:style-name="P67">v a vektor</text:p>
                </text:list-item>
              </text:list>
            </text:list-item>
            <text:list-item>
              <text:p text:style-name="P67">visszaadja valós típusú értékben, hogy sdl-nek hogyan kell megadni a forgatás értékét</text:p>
            </text:list-item>
          </text:list>
        </text:list-item>
        <text:list-item>
          <text:p text:style-name="P67"><text:span text:style-name="T34">Vector2</text:span><text:span text:style-name="T31"> </text:span><text:span text:style-name="T48">rotatevectorbyangle</text:span><text:span text:style-name="T31">(</text:span><text:span text:style-name="T34">Vector2</text:span><text:span text:style-name="T31"> </text:span><text:span text:style-name="T44">v</text:span><text:span text:style-name="T31">, </text:span><text:span text:style-name="T27">double</text:span><text:span text:style-name="T31"> </text:span><text:span text:style-name="T44">angle</text:span><text:span text:style-name="T31">);</text:span></text:p>
          <text:list>
            <text:list-item>
              <text:p text:style-name="P67"><text:s/>a kapott vektort elfordítja adott szöggel</text:p>
              <text:list>
                <text:list-item>
                  <text:p text:style-name="P67">v a forgatni kívánt vektor</text:p>
                </text:list-item>
                <text:list-item>
                  <text:p text:style-name="P67">angle a szög</text:p>
                </text:list-item>
              </text:list>
            </text:list-item>
            <text:list-item>
              <text:p text:style-name="P67">Vector2 az elforgatott vektor</text:p>
            </text:list-item>
          </text:list>
        </text:list-item>
      </text:list>
      <text:h text:style-name="P11" text:outline-level="3"><text:bookmark-start text:name="__RefHeading___Toc365_3527605473"/><text:span text:style-name="T23">5</text:span><text:span text:style-name="T14">.3 </text:span>render<text:bookmark-end text:name="__RefHeading___Toc365_3527605473"/></text:h>
      <text:list text:continue-numbering="true" text:style-name="WWNum3">
        <text:list-header>
          <text:p text:style-name="P18"><text:span text:style-name="T14">E</text:span>z a modul felelős a megjelenítésért, itt van eltárolva az ablak és a megjelenítő, <text:span text:style-name="T60">illetve a betűtípus változója is.</text:span></text:p>
        </text:list-header>
        <text:list-item>
          <text:p text:style-name="P47"><text:span text:style-name="T26">void</text:span> <text:span text:style-name="T47">createwindow</text:span>(<text:span text:style-name="T33">Size</text:span> <text:span text:style-name="T43">windowsize</text:span>, <text:span text:style-name="T26">char</text:span> <text:span text:style-name="T45">*</text:span><text:span text:style-name="T43">title</text:span>);</text:p>
          <text:list>
            <text:list-item>
              <text:p text:style-name="P19">Inicializálja az ablakot és a megjelenítőt. Ha hibába ütközik, akkor kiírja a konzolra és kilép a program. Az infoc oldalról származik a kódrészlet.</text:p>
              <text:list>
                <text:list-item>
                  <text:p text:style-name="P19">windowsize Ekkora méretű lesz a létrehozott ablak</text:p>
                </text:list-item>
                <text:list-item>
                  <text:p text:style-name="P19">title Ez lesz az ablak fejlécére írva</text:p>
                </text:list-item>
              </text:list>
            </text:list-item>
          </text:list>
        </text:list-item>
        <text:list-item>
          <text:p text:style-name="P47"><text:span text:style-name="T26">void</text:span> <text:span text:style-name="T47">initfont</text:span>(<text:span text:style-name="T26">char</text:span> <text:span text:style-name="T45">*</text:span><text:span text:style-name="T43">fonttype</text:span>, <text:span text:style-name="T26">int</text:span> <text:span text:style-name="T43">size</text:span>);</text:p>
          <text:list>
            <text:list-item>
              <text:p text:style-name="P19">Betölti az adott betűtípust. A program végén meg kell hívni a closefont függvényt.</text:p>
              <text:list>
                <text:list-item>
                  <text:p text:style-name="P19">pathname a betűtípushoz vezető útvonal</text:p>
                </text:list-item>
                <text:list-item>
                  <text:p text:style-name="P19">size a betűtípus mérete</text:p>
                </text:list-item>
              </text:list>
            </text:list-item>
          </text:list>
        </text:list-item>
        <text:list-item>
          <text:p text:style-name="P47"><text:span text:style-name="T26">void</text:span> <text:span text:style-name="T47">closefont</text:span>();</text:p>
          <text:list>
            <text:list-item>
              <text:p text:style-name="P19"><text:s/>Bezárja a betöltött betűtípust</text:p>
            </text:list-item>
          </text:list>
        </text:list-item>
        <text:list-item>
          <text:p text:style-name="P47"><text:span text:style-name="T33">SDL_Texture</text:span> <text:span text:style-name="T45">*</text:span><text:span text:style-name="T47">loadimage</text:span>(<text:span text:style-name="T26">char</text:span> <text:span text:style-name="T45">*</text:span><text:span text:style-name="T43">pathname</text:span>);</text:p>
          <text:list>
            <text:list-item>
              <text:p text:style-name="P19">Betölti egy texturúba a képet. Ha nem sikerült betölteni a képet akkor kiírja a hibát a konzolra és bezáródik a program.</text:p>
              <text:list>
                <text:list-item>
                  <text:p text:style-name="P19">pathname Ezen az útvonalon lévő képet tölti be</text:p>
                </text:list-item>
              </text:list>
            </text:list-item>
            <text:list-item>
              <text:p text:style-name="P19">SDL_Texture* A betöltött texturára mutató pointer adja vissza értékül</text:p>
            </text:list-item>
          </text:list>
        </text:list-item>
        <text:list-item>
          <text:p text:style-name="P47"><text:span text:style-name="T26">void</text:span> <text:span text:style-name="T47">renderbox</text:span>(<text:span text:style-name="T33">Point</text:span> <text:span text:style-name="T43">topleft</text:span>, <text:span text:style-name="T33">Point</text:span> <text:span text:style-name="T43">downright</text:span>, <text:span text:style-name="T33">SDL_Color</text:span> <text:span text:style-name="T43">color</text:span>);</text:p>
          <text:list>
            <text:list-item>
              <text:p text:style-name="P19">Egy dobozt jelenít meg a kijelzőn</text:p>
              <text:list>
                <text:list-item>
                  <text:p text:style-name="P19">topleft A doboz bal felső sarkának koordinátája</text:p>
                </text:list-item>
                <text:list-item>
                  <text:p text:style-name="P19">downright A doboz jobb alsó sarkának koordinátája</text:p>
                </text:list-item>
                <text:list-item>
                  <text:p text:style-name="P19">color A doboz belsejének a színe</text:p>
                </text:list-item>
              </text:list>
            </text:list-item>
          </text:list>
        </text:list-item>
        <text:list-item>
          <text:p text:style-name="P47"><text:span text:style-name="T26">void</text:span> <text:span text:style-name="T47">renderrectangle</text:span>(<text:span text:style-name="T33">SDL_Texture</text:span> <text:span text:style-name="T45">*</text:span><text:span text:style-name="T43">t</text:span>, <text:span text:style-name="T33">Rect</text:span> <text:span text:style-name="T43">dest</text:span>);</text:p>
          <text:list>
            <text:list-item>
              <text:p text:style-name="P19">Egy téglalapban texturát jelenít meg a kijelzőn</text:p>
              <text:list>
                <text:list-item>
                  <text:p text:style-name="P19">t A textúra</text:p>
                </text:list-item>
                <text:list-item>
                  <text:p text:style-name="P19">dest A téglalap</text:p>
                </text:list-item>
                <text:list-item>
                  <text:p text:style-name="P19">rotation Az adott szög</text:p>
                </text:list-item>
              </text:list>
            </text:list-item>
          </text:list>
        </text:list-item>
        <text:list-item>
          <text:p text:style-name="P47"><text:span text:style-name="T26">void</text:span> <text:span text:style-name="T47">renderrectanglerotated</text:span>(<text:span text:style-name="T33">SDL_Texture</text:span> <text:span text:style-name="T45">*</text:span><text:span text:style-name="T43">t</text:span>, <text:span text:style-name="T33">Rect</text:span> <text:span text:style-name="T43">dest</text:span>, <text:span text:style-name="T26">double</text:span> <text:span text:style-name="T43">rotation</text:span>);</text:p>
          <text:list>
            <text:list-item>
              <text:p text:style-name="P19">Egy téglalapban texturát jelenít meg a kijelzőn, de az x tengelytől óramutató járásával megegyező irányban adott szöggel</text:p>
              <text:list>
                <text:list-item>
                  <text:p text:style-name="P19">t A textúra</text:p>
                </text:list-item>
                <text:list-item>
                  <text:p text:style-name="P19">dest A téglalap</text:p>
                </text:list-item>
                <text:list-item>
                  <text:p text:style-name="P19">rotation Az adott szög</text:p>
                </text:list-item>
              </text:list>
            </text:list-item>
          </text:list>
        </text:list-item>
        <text:list-item>
          <text:p text:style-name="P83"><text:soft-page-break/><text:span text:style-name="T27">void</text:span><text:span text:style-name="T31"> </text:span><text:span text:style-name="T48">rendertext</text:span><text:span text:style-name="T31">(</text:span><text:span text:style-name="T34">Point</text:span><text:span text:style-name="T31"> </text:span><text:span text:style-name="T44">pos</text:span><text:span text:style-name="T31">, </text:span><text:span text:style-name="T34">SDL_Color</text:span><text:span text:style-name="T31"> </text:span><text:span text:style-name="T44">color</text:span><text:span text:style-name="T31">, </text:span><text:span text:style-name="T27">char</text:span><text:span text:style-name="T31"> </text:span><text:span text:style-name="T46">*</text:span><text:span text:style-name="T44">text</text:span><text:span text:style-name="T31">);</text:span></text:p>
          <text:list>
            <text:list-item>
              <text:p text:style-name="P68">Egy adott pozícióba adott színű szöveget ír ki</text:p>
              <text:list>
                <text:list-item>
                  <text:p text:style-name="P68">pos A szöveg pozíciója</text:p>
                </text:list-item>
                <text:list-item>
                  <text:p text:style-name="P68">color A szöveg színe</text:p>
                </text:list-item>
                <text:list-item>
                  <text:p text:style-name="P68">text Maga a kiírandó szöveg</text:p>
                </text:list-item>
              </text:list>
            </text:list-item>
          </text:list>
        </text:list-item>
        <text:list-item>
          <text:p text:style-name="P40"><text:span text:style-name="T26">void</text:span> <text:span text:style-name="T47">rendercircle</text:span>(<text:span text:style-name="T33">Point</text:span> <text:span text:style-name="T43">p</text:span>, <text:span text:style-name="T26">int</text:span> <text:span text:style-name="T43">radius</text:span>, <text:span text:style-name="T33">SDL_Color</text:span> <text:span text:style-name="T43">c</text:span>);</text:p>
          <text:list>
            <text:list-item>
              <text:p text:style-name="P68">Kirajzol egy kört a kijelzőre</text:p>
              <text:list>
                <text:list-item>
                  <text:p text:style-name="P68">p A kör középpontja</text:p>
                </text:list-item>
                <text:list-item>
                  <text:p text:style-name="P68">radius A kör sugara</text:p>
                </text:list-item>
                <text:list-item>
                  <text:p text:style-name="P68">c A kör körvonalának színe</text:p>
                </text:list-item>
              </text:list>
            </text:list-item>
          </text:list>
        </text:list-item>
        <text:list-item>
          <text:p text:style-name="P40"><text:span text:style-name="T26">void</text:span> <text:span text:style-name="T47">renderupdate</text:span>();</text:p>
          <text:list>
            <text:list-item>
              <text:p text:style-name="P68">Frissíti a kijelző jelenlegi állását</text:p>
            </text:list-item>
          </text:list>
        </text:list-item>
        <text:list-item>
          <text:p text:style-name="P40"><text:span text:style-name="T26">bool</text:span> <text:span text:style-name="T47">input_text</text:span>(<text:span text:style-name="T26">char</text:span> <text:span text:style-name="T45">*</text:span><text:span text:style-name="T43">dest</text:span>, <text:span text:style-name="T33">size_t</text:span> <text:span text:style-name="T43">size</text:span>, <text:span text:style-name="T33">SDL_Rect</text:span> <text:span text:style-name="T43">rect</text:span>, <text:span text:style-name="T33">SDL_Color</text:span> <text:span text:style-name="T43">bgcolor</text:span>,</text:p>
        </text:list-item>
      </text:list>
      <text:p text:style-name="P55"><text:span text:style-name="T33">SDL_Color</text:span> <text:span text:style-name="T43">textcolor</text:span>);</text:p>
      <text:list text:continue-numbering="true" text:style-name="WWNum3">
        <text:list-item>
          <text:list>
            <text:list-item>
              <text:p text:style-name="P68">Beolvas egy szoveget a billentyuzetrol.A rajzolashoz hasznalt font es a megjelenito az utolso parameterek.Az elso a tomb, ahova a beolvasott szoveg kerul.A masodik a maximális hossz, ami beolvasható.A visszatérési értéke logikai igaz, ha sikerult a beolvasas. Az infoc oldalról származik a kódrészlet.</text:p>
            </text:list-item>
          </text:list>
        </text:list-item>
      </text:list>
      <text:h text:style-name="P11" text:outline-level="3"><text:bookmark-start text:name="__RefHeading___Toc458_3527605473"/>5.4 state<text:bookmark-end text:name="__RefHeading___Toc458_3527605473"/></text:h>
      <text:list text:continue-numbering="true" text:style-name="WWNum3">
        <text:list-item>
          <text:p text:style-name="P48"><text:span text:style-name="T33">MainState</text:span> <text:span text:style-name="T47">getmainstate</text:span>();</text:p>
          <text:list>
            <text:list-item>
              <text:p text:style-name="P84">Visszaadja a főállapotának jelenlegi értékét.</text:p>
            </text:list-item>
          </text:list>
        </text:list-item>
        <text:list-item>
          <text:p text:style-name="P48"><text:span text:style-name="T33">MenuState</text:span> <text:span text:style-name="T47">getmenustate</text:span>();</text:p>
          <text:list>
            <text:list-item>
              <text:p text:style-name="P84">Visszaadja a menü alállapotának jelenlegi értékét</text:p>
            </text:list-item>
          </text:list>
        </text:list-item>
        <text:list-item>
          <text:p text:style-name="P48"><text:span text:style-name="T33">Difficulty</text:span> <text:span text:style-name="T47">getdifficulty</text:span>();</text:p>
          <text:list>
            <text:list-item>
              <text:p text:style-name="P84">Visszaadja a játék jelenleg beállított nehézségét</text:p>
            </text:list-item>
          </text:list>
        </text:list-item>
        <text:list-item>
          <text:p text:style-name="P84"><text:span text:style-name="T27">void</text:span><text:span text:style-name="T31"> </text:span><text:span text:style-name="T48">setmainstate</text:span><text:span text:style-name="T31">(</text:span><text:span text:style-name="T34">MainState</text:span><text:span text:style-name="T31"> </text:span><text:span text:style-name="T44">state</text:span><text:span text:style-name="T31">);</text:span></text:p>
          <text:list>
            <text:list-item>
              <text:p text:style-name="P69"><text:s/>Beállítja a paraméterként kapott állapotra a főállapotot</text:p>
            </text:list-item>
          </text:list>
        </text:list-item>
        <text:list-item>
          <text:p text:style-name="P41"><text:span text:style-name="T26">void</text:span> <text:span text:style-name="T47">setsubmenustate</text:span>(<text:span text:style-name="T33">MenuState</text:span> <text:span text:style-name="T43">s</text:span>);</text:p>
          <text:list>
            <text:list-item>
              <text:p text:style-name="P69">Beállítja a paraméterként kapott állapotra az almenüállapotot</text:p>
            </text:list-item>
          </text:list>
        </text:list-item>
        <text:list-item>
          <text:p text:style-name="P41"><text:span text:style-name="T26">void</text:span> <text:span text:style-name="T47">setdifficulty</text:span>(<text:span text:style-name="T33">Difficulty</text:span> <text:span text:style-name="T43">diff</text:span>);</text:p>
          <text:list>
            <text:list-item>
              <text:p text:style-name="P69">Beállítja a program nehézségét a paraméterként kapott nehézségértékre</text:p>
            </text:list-item>
          </text:list>
        </text:list-item>
      </text:list>
      <text:h text:style-name="P11" text:outline-level="3"><text:bookmark-start text:name="__RefHeading___Toc460_3527605473"/>5.5 entity<text:bookmark-end text:name="__RefHeading___Toc460_3527605473"/></text:h>
      <text:list text:continue-numbering="true" text:style-name="WWNum3">
        <text:list-item>
          <text:p text:style-name="P49"><text:span text:style-name="T26">void</text:span> <text:span text:style-name="T47">moveplayer</text:span>(<text:span text:style-name="T33">Player</text:span> <text:span text:style-name="T26">*</text:span><text:span text:style-name="T43">player</text:span>);</text:p>
          <text:list>
            <text:list-item>
              <text:p text:style-name="P83">A játékos mozgatását végző függvény. Frissíti a játékos pozícióját a sebessége és az iránya alapján, emellett a render modul segítségével kirajzoltatja az új pozíción lévő karaktert.</text:p>
              <text:list>
                <text:list-item>
                  <text:p text:style-name="P83">a játékos struktúrára mutató pointer</text:p>
                </text:list-item>
              </text:list>
            </text:list-item>
          </text:list>
        </text:list-item>
        <text:list-item>
          <text:p text:style-name="P47"><text:span text:style-name="T26">void</text:span> <text:span text:style-name="T47">playerflash</text:span>(<text:span text:style-name="T33">Player</text:span> <text:span text:style-name="T26">*</text:span><text:span text:style-name="T43">player</text:span>);</text:p>
          <text:list>
            <text:list-item>
              <text:p text:style-name="P83"><text:span text:style-name="T64">V</text:span>égrehajta a villanás képességet. Az egér irányába, egy bizonyos távolságon belülre teleportálja a karaktert.</text:p>
              <text:list>
                <text:list-item>
                  <text:p text:style-name="P83">a játékos struktúrára mutató pointer</text:p>
                </text:list-item>
              </text:list>
            </text:list-item>
          </text:list>
        </text:list-item>
        <text:list-item>
          <text:p text:style-name="P47"><text:span text:style-name="T33">EntityNode</text:span> <text:span text:style-name="T26">*</text:span><text:span text:style-name="T47">moveentities</text:span>(<text:span text:style-name="T33">EntityNode</text:span> <text:span text:style-name="T26">*</text:span><text:span text:style-name="T43">entities</text:span>, <text:span text:style-name="T26">bool</text:span> <text:span text:style-name="T43">rotatedimage</text:span>);</text:p>
          <text:list>
            <text:list-item>
              <text:p text:style-name="P83">Megváltoztatja az összes entitás pozícióját.</text:p>
              <text:list>
                <text:list-item>
                  <text:p text:style-name="P83"><text:soft-page-break/>entities entitásokat tartalmazó láncolt lista</text:p>
                </text:list-item>
                <text:list-item>
                  <text:p text:style-name="P83">rotatedimage el legyen-e forgatva a megjelenített kép?</text:p>
                </text:list-item>
              </text:list>
            </text:list-item>
            <text:list-item>
              <text:p text:style-name="P83">EntityNode* a láncolt lista elejére mutató pointert adja vissza (el kell tárolni az értékét, és felszabadítani később a hívónak)</text:p>
            </text:list-item>
          </text:list>
        </text:list-item>
        <text:list-item>
          <text:p text:style-name="P47"><text:span text:style-name="T26">void</text:span> <text:span text:style-name="T47">entitychangedir</text:span>(<text:span text:style-name="T33">EntityNode</text:span> <text:span text:style-name="T26">*</text:span><text:span text:style-name="T43">entities</text:span>, <text:span text:style-name="T33">Point</text:span> <text:span text:style-name="T43">playerpos</text:span>);</text:p>
          <text:list>
            <text:list-item>
              <text:p text:style-name="P83">Megváltoztatja az összes entitás irányát a játékos irányába</text:p>
              <text:list>
                <text:list-item>
                  <text:p text:style-name="P83">entities a láncolt lista elejére mutató pointert adja vissza (el kell tárolni az értékét, és felszabadítani később a hívónak)</text:p>
                </text:list-item>
                <text:list-item>
                  <text:p text:style-name="P83">playerpos a játékos karakterének jelenlegi pozíciója</text:p>
                </text:list-item>
              </text:list>
            </text:list-item>
          </text:list>
        </text:list-item>
        <text:list-item>
          <text:p text:style-name="P47"><text:span text:style-name="T33">EntityNode</text:span> <text:span text:style-name="T26">*</text:span><text:span text:style-name="T47">spawnentity</text:span>(<text:span text:style-name="T33">EntityNode</text:span> <text:span text:style-name="T26">*</text:span><text:span text:style-name="T43">list</text:span>, <text:span text:style-name="T33">Point</text:span> <text:span text:style-name="T43">playerpos</text:span>, <text:span text:style-name="T33">GameObject</text:span> <text:span text:style-name="T43">props</text:span>);</text:p>
          <text:list>
            <text:list-item>
              <text:p text:style-name="P83"><text:span text:style-name="T64">L</text:span>étrehoz egy új entitást a megadott tulajdonságok alapján egy véletlenszerűen generált pozícióba. Az entitás a játékos irányába indul el. Ezt az entitást hozzáfűzi az entitásokat tartalmazó láncolt lista elejére.</text:p>
              <text:list>
                <text:list-item>
                  <text:p text:style-name="P83">List <text:span text:style-name="T64">az entites-t tartalmazó láncolt lista.</text:span></text:p>
                </text:list-item>
                <text:list-item>
                  <text:p text:style-name="P83">playerpos a játékos</text:p>
                </text:list-item>
                <text:list-item>
                  <text:p text:style-name="P83">*props az új entitás alaptulajdonságait tartalmazó gameobject, a következő változókat kell benne definiálni: speed, texture, imgsize, hitboxradius</text:p>
                </text:list-item>
              </text:list>
            </text:list-item>
            <text:list-item>
              <text:p text:style-name="P83">EntityNode* a láncolt lista elejére mutató pointert adja vissza (el kell tárolni az értékét, és felszabadítani később a hívónak)</text:p>
            </text:list-item>
          </text:list>
        </text:list-item>
        <text:list-item>
          <text:p text:style-name="P47"><text:span text:style-name="T26">void</text:span> <text:span text:style-name="T47">updatespellcooldown</text:span>(<text:span text:style-name="T33">Spell</text:span> <text:span text:style-name="T26">*</text:span><text:span text:style-name="T43">spell</text:span>, <text:span text:style-name="T26">int</text:span> <text:span text:style-name="T43">ms</text:span>);</text:p>
          <text:list>
            <text:list-item>
              <text:p text:style-name="P83">frissíti a képesség töltési idejét a megadott milliszekundumo<text:span text:style-name="T64">t figyelembe véve</text:span></text:p>
              <text:list>
                <text:list-item>
                  <text:p text:style-name="P83">spell a játékos képességére mutató pointer</text:p>
                </text:list-item>
                <text:list-item>
                  <text:p text:style-name="P83">ms az a miliszekundumérték, amely közönként lefut a userevent</text:p>
                </text:list-item>
              </text:list>
            </text:list-item>
          </text:list>
        </text:list-item>
        <text:list-item>
          <text:p text:style-name="P47"><text:span text:style-name="T26">void</text:span> <text:span text:style-name="T47">freeentities</text:span>(<text:span text:style-name="T33">EntityNode</text:span> <text:span text:style-name="T26">*</text:span><text:span text:style-name="T43">entities</text:span>);</text:p>
          <text:list>
            <text:list-item>
              <text:p text:style-name="P83">Felszabadítja az entitások tartalmazó láncolt listát. A program végén meg kell hívni.</text:p>
              <text:list>
                <text:list-item>
                  <text:p text:style-name="P83">entities a felszabadítandó lista elejére mutató pointer</text:p>
                </text:list-item>
              </text:list>
            </text:list-item>
          </text:list>
        </text:list-item>
        <text:list-item>
          <text:p text:style-name="P47"><text:span text:style-name="T33">MissileNode</text:span> <text:span text:style-name="T26">*</text:span><text:span text:style-name="T47">spawnmissile</text:span>(<text:span text:style-name="T33">Player</text:span> <text:span text:style-name="T26">*</text:span><text:span text:style-name="T43">player</text:span>);</text:p>
          <text:list>
            <text:list-item>
              <text:p text:style-name="P83"><text:span text:style-name="T64">L</text:span>étrehoz egy lövedéket. A kezdőpozíciója a lövedéknek a játékos, és az egér irányába indul el</text:p>
              <text:list>
                <text:list-item>
                  <text:p text:style-name="P83">player a játékosra mutató pointer (inicializálni kell a lövedékek <text:span text:style-name="T64">listát)</text:span></text:p>
                </text:list-item>
              </text:list>
            </text:list-item>
            <text:list-item>
              <text:p text:style-name="P83">MissileNode* a láncolt lista elejére mutató pointert adja vissza (el kell tárolni az értékét, és felszabadítani később a hívónak)</text:p>
            </text:list-item>
          </text:list>
        </text:list-item>
        <text:list-item>
          <text:p text:style-name="P47"><text:span text:style-name="T33">MissileNode</text:span> <text:span text:style-name="T26">*</text:span><text:span text:style-name="T47">movemissiles</text:span>(<text:span text:style-name="T33">Player</text:span> <text:span text:style-name="T26">*</text:span><text:span text:style-name="T43">player</text:span>);</text:p>
          <text:list>
            <text:list-item>
              <text:p text:style-name="P83"><text:span text:style-name="T64">M</text:span>ozgatja a lövedékeket. Mozgatja a lövedékeket, és ha megtették a maximálisan megtehető útat, akkor felszabadítja és kitörli őket a listából.</text:p>
              <text:list>
                <text:list-item>
                  <text:p text:style-name="P83">player a játékosra mutató pointer</text:p>
                </text:list-item>
              </text:list>
            </text:list-item>
            <text:list-item>
              <text:p text:style-name="P83">MissileNode* a láncolt lista elejére mutató pointert adja vissza (el kell tárolni az értékét, és felszabadítani később a hívónak)</text:p>
            </text:list-item>
          </text:list>
        </text:list-item>
        <text:list-item>
          <text:p text:style-name="P47"><text:span text:style-name="T26">void</text:span> <text:span text:style-name="T47">freemissiles</text:span>(<text:span text:style-name="T33">Player</text:span> <text:span text:style-name="T26">*</text:span><text:span text:style-name="T43">player</text:span>);</text:p>
          <text:list>
            <text:list-item>
              <text:p text:style-name="P83"><text:span text:style-name="T64">F</text:span>elszabadítja a lövedékeket. A program végén meg kell hívni.</text:p>
              <text:list>
                <text:list-item>
                  <text:p text:style-name="P83">player a játékosra mutató pointer (inicializálni kell a lövedékek <text:span text:style-name="T64">listát)</text:span></text:p>
                </text:list-item>
              </text:list>
            </text:list-item>
          </text:list>
        </text:list-item>
        <text:list-item>
          <text:p text:style-name="P47"><text:span text:style-name="T26">bool</text:span> <text:span text:style-name="T47">checkcollisioncircles</text:span>(<text:span text:style-name="T33">Player</text:span> <text:span text:style-name="T26">*</text:span><text:span text:style-name="T43">player</text:span>, <text:span text:style-name="T33">EntityNode</text:span> <text:span text:style-name="T26">*</text:span><text:span text:style-name="T43">entities</text:span>);</text:p>
          <text:list>
            <text:list-item>
              <text:p text:style-name="P83">Megnézi, hogy a játékos ütközött-e valamilyen entitással</text:p>
              <text:list>
                <text:list-item>
                  <text:p text:style-name="P83">player a játékosra mutató pointer</text:p>
                </text:list-item>
                <text:list-item>
                  <text:p text:style-name="P83">entities az entitás láncolt listára mutató pointer</text:p>
                </text:list-item>
              </text:list>
            </text:list-item>
            <text:list-item>
              <text:p text:style-name="P83"><text:soft-page-break/>boolean igaz értékkel tér vissza, ha ütközött egy entitással, és hamis értékkel, ha egyikkel sem ütközött</text:p>
            </text:list-item>
          </text:list>
        </text:list-item>
        <text:list-item>
          <text:p text:style-name="P47"><text:span text:style-name="T26">void</text:span> <text:span text:style-name="T47">checkcollisionmissileenemy</text:span>(<text:span text:style-name="T33">Player</text:span> <text:span text:style-name="T26">*</text:span><text:span text:style-name="T43">player</text:span>, <text:span text:style-name="T33">EntityNode</text:span> <text:span text:style-name="T26">**</text:span><text:span text:style-name="T43">enemies</text:span>);</text:p>
          <text:list>
            <text:list-item>
              <text:p text:style-name="P83">Megnézi, hogy ütköztek-e a játékos lövedékei az entitásokkal ha ütköztek, akkor az adott lövedék és entitás megsemmisíti egymást, tehát felszabadítódnak és kitörlődnek a láncolt listájukból.</text:p>
              <text:list>
                <text:list-item>
                  <text:p text:style-name="P83">player a játékosra mutató pointer</text:p>
                </text:list-item>
                <text:list-item>
                  <text:p text:style-name="P83">enemies az entitás láncolt listára mutató pointer</text:p>
                </text:list-item>
              </text:list>
            </text:list-item>
          </text:list>
        </text:list-item>
        <text:list-item>
          <text:p text:style-name="P47"><text:span text:style-name="T26">void</text:span> <text:span text:style-name="T47">setspeedbydiff</text:span>(<text:span text:style-name="T33">SpawnProps</text:span> <text:span text:style-name="T26">*</text:span><text:span text:style-name="T43">p</text:span>, <text:span text:style-name="T26">double</text:span> <text:span text:style-name="T43">basespeed</text:span>);</text:p>
          <text:list>
            <text:list-item>
              <text:p text:style-name="P83">Ez a függvény beállítja, hogy milyen sebessége legyen egyes nehézségi fokozatok mellett a spawnprops struktúrának</text:p>
              <text:list>
                <text:list-item>
                  <text:p text:style-name="P83">p az adott spawnprops struktúrára mutató pointer, amelynek a sebesség változója fog megváltozni</text:p>
                </text:list-item>
              </text:list>
            </text:list-item>
            <text:list-item>
              <text:p text:style-name="P83">basespeed az alapsebességérték</text:p>
            </text:list-item>
          </text:list>
        </text:list-item>
        <text:list-item>
          <text:p text:style-name="P47"><text:span text:style-name="T26">bool</text:span> <text:span text:style-name="T47">updatespawnprops</text:span>(<text:span text:style-name="T33">SpawnProps</text:span> <text:span text:style-name="T26">*</text:span><text:span text:style-name="T43">p</text:span>);</text:p>
          <text:list>
            <text:list-item>
              <text:p text:style-name="P83"><text:span text:style-name="T65">F</text:span>rissíti az adott spawnprops struktúra számlálóját ha a számláló elérte a rate (gyakoriság) változó értékét, akkor alaphelyzetbe állítja a számlálót, és a rate változót csökkenti egyel az előbbi esetben, mivel a számláló elérte a kívánt értéket, ezért igazzal tér vissza, vagyis létre lehet hozni egy új entitást</text:p>
              <text:list>
                <text:list-item>
                  <text:p text:style-name="P83">p a spawnprops struktúrára mutató pointer</text:p>
                </text:list-item>
              </text:list>
            </text:list-item>
            <text:list-item>
              <text:p text:style-name="P83">boolean ha a számláló elszámolt a rate változóig, akkor igazzal tér vissza, ha még nem akkor hamissal</text:p>
            </text:list-item>
          </text:list>
        </text:list-item>
      </text:list>
      <text:h text:style-name="P11" text:outline-level="3"><text:bookmark-start text:name="__RefHeading___Toc462_3527605473"/>5.6 game<text:bookmark-end text:name="__RefHeading___Toc462_3527605473"/></text:h>
      <text:p text:style-name="P102">Ennek a modulnak csak egy függvénye van. A játékban egy kör lefutásáért felelős modul. Miután véget ért egy kör, átállítja a program állapotat menüre, vagy kilépésre Az összes dinamikusan foglalt memóriaterületet felszabadítja magától. A főbb csomópont a megjelenítő és az adatművelettel foglalkozó modulok között.</text:p>
      <text:list text:continue-numbering="true" text:style-name="WWNum3">
        <text:list-item>
          <text:p text:style-name="P50"><text:span text:style-name="T26">void</text:span> <text:span text:style-name="T47">game</text:span>();</text:p>
          <text:list>
            <text:list-item>
              <text:p text:style-name="P85">Levezényel egy kört a játékon belül létrehozza a pályát, játékost, és ellenségeket, majd a render modult használva megjeleníti őket. Kiértékeli az entitások mozgását matematikai számításokkal, és érzékeli, hogy űtközött-e a játékos ellenséggel, mert ha igen, akkor a kör véget ér, és visszatér a függvény.</text:p>
            </text:list-item>
          </text:list>
        </text:list-item>
      </text:list>
      <text:h text:style-name="P11" text:outline-level="3"><text:bookmark-start text:name="__RefHeading___Toc492_3527605473"/>5.7 scoreboard<text:bookmark-end text:name="__RefHeading___Toc492_3527605473"/></text:h>
      <text:list text:continue-numbering="true" text:style-name="WWNum3">
        <text:list-item>
          <text:p text:style-name="P51"><text:span text:style-name="T26">void</text:span> <text:span text:style-name="T47">loadscoresfromfile</text:span>(<text:span text:style-name="T26">char</text:span> <text:span text:style-name="T26">*</text:span><text:span text:style-name="T43">filename</text:span>);</text:p>
          <text:list>
            <text:list-item>
              <text:p text:style-name="P83">Betölti a dicsőséglista állását a fájlból ha nincs ilyen fájl, akkor létrehozza azt</text:p>
              <text:list>
                <text:list-item>
                  <text:p text:style-name="P83">filename a fájl elérési útvonala</text:p>
                </text:list-item>
              </text:list>
            </text:list-item>
          </text:list>
        </text:list-item>
        <text:list-item>
          <text:p text:style-name="P47"><text:span text:style-name="T26">void</text:span> <text:span text:style-name="T47">savescoreboardtofile</text:span>(<text:span text:style-name="T26">char</text:span> <text:span text:style-name="T26">*</text:span><text:span text:style-name="T43">filename</text:span>);</text:p>
          <text:list>
            <text:list-item>
              <text:p text:style-name="P83">Elmenti a dicsőséglista állását az adott fájlba</text:p>
              <text:list>
                <text:list-item>
                  <text:p text:style-name="P27">filename a fájl elérési útvonala</text:p>
                </text:list-item>
              </text:list>
            </text:list-item>
          </text:list>
        </text:list-item>
        <text:list-item>
          <text:p text:style-name="P36"><text:span text:style-name="T33">ScoreNode</text:span> <text:span text:style-name="T26">*</text:span><text:span text:style-name="T47">getscores</text:span>();</text:p>
          <text:list>
            <text:list-item>
              <text:p text:style-name="P27">Visszaadja a modul által tárolt láncolt lista első elemére mutató <text:span text:style-name="T66">pointert</text:span></text:p>
              <text:list>
                <text:list-item>
                  <text:p text:style-name="P27">ScoreNode* <text:span text:style-name="T66">a láncolt lista</text:span></text:p>
                </text:list-item>
              </text:list>
            </text:list-item>
          </text:list>
        </text:list-item>
        <text:list-item>
          <text:p text:style-name="P36"><text:span text:style-name="T26">double</text:span> <text:span text:style-name="T47">getcurrentpoint</text:span>();</text:p>
          <text:list>
            <text:list-item>
              <text:p text:style-name="P27"><text:soft-page-break/>Visszaadja a jelenlegi körben elért pontszámot, <text:span text:style-name="T67">ami egy valós típusú érték</text:span></text:p>
            </text:list-item>
          </text:list>
        </text:list-item>
        <text:list-item>
          <text:p text:style-name="P42"><text:span text:style-name="T26">void</text:span> <text:span text:style-name="T47">incrementcurrentscore</text:span>(<text:span text:style-name="T26">int</text:span> <text:span text:style-name="T43">point</text:span>);</text:p>
          <text:list>
            <text:list-item>
              <text:p text:style-name="P70">Növeli a modul által tárolt pontszámot a nehézség szerint</text:p>
              <text:list>
                <text:list-item>
                  <text:p text:style-name="P70"><text:s/><text:span text:style-name="T67">point pontszám ami alapján növeli a jelenleg elért pontszámot.</text:span></text:p>
                </text:list-item>
              </text:list>
            </text:list-item>
          </text:list>
        </text:list-item>
        <text:list-item>
          <text:p text:style-name="P42"><text:span text:style-name="T26">void</text:span> <text:span text:style-name="T47">resetcurrentpoint</text:span>();</text:p>
          <text:list>
            <text:list-item>
              <text:p text:style-name="P70">Alaphelyzetbe állítja a modul által tárolt pontszámot</text:p>
            </text:list-item>
          </text:list>
        </text:list-item>
        <text:list-item>
          <text:p text:style-name="P42"><text:span text:style-name="T26">void</text:span> <text:span text:style-name="T47">insertnewscore</text:span>(<text:span text:style-name="T26">char</text:span> <text:span text:style-name="T26">*</text:span><text:span text:style-name="T43">name</text:span>);</text:p>
          <text:list>
            <text:list-item>
              <text:p text:style-name="P70">A modul által tárolt listába beszúrja az új eredményt</text:p>
              <text:list>
                <text:list-item>
                  <text:p text:style-name="P70">name Ehhez a névhez fog tartozni a körben elért pontszám</text:p>
                </text:list-item>
              </text:list>
            </text:list-item>
          </text:list>
        </text:list-item>
        <text:list-item>
          <text:p text:style-name="P42"><text:span text:style-name="T26">void</text:span> <text:span text:style-name="T47">freescoreboard</text:span>();</text:p>
          <text:list>
            <text:list-item>
              <text:p text:style-name="P70">Felszabadítja a modul által tárolt dicsőséglistát (ami egy láncolt <text:span text:style-name="T67">lista). A program végén meg kell hívni</text:span></text:p>
            </text:list-item>
          </text:list>
        </text:list-item>
      </text:list>
      <text:h text:style-name="Heading_20_3" text:outline-level="3"><text:bookmark-start text:name="__RefHeading___Toc494_3527605473"/>5.8 overlay<text:bookmark-end text:name="__RefHeading___Toc494_3527605473"/></text:h>
      <text:p text:style-name="P103">A játéknézetben megjelenő felhasználói felület, a játékélményt elősegítő jelzők és szövegek megjelenítéséért felelős modul.</text:p>
      <text:list text:continue-numbering="true" text:style-name="WWNum3">
        <text:list-item>
          <text:p text:style-name="P52"><text:span text:style-name="T26">void</text:span> <text:span text:style-name="T47">showseconds</text:span>(<text:span text:style-name="T26">double</text:span> <text:span text:style-name="T43">seconds</text:span>);</text:p>
          <text:list>
            <text:list-item>
              <text:p text:style-name="P27">A jobb felső sarokban mutatja egy valós típusú változóban az eltelt másodperceket</text:p>
              <text:list>
                <text:list-item>
                  <text:p text:style-name="P27">seconds A kör kezdete óta eltelt másodpercek</text:p>
                </text:list-item>
              </text:list>
            </text:list-item>
          </text:list>
        </text:list-item>
        <text:list-item>
          <text:p text:style-name="P36"><text:span text:style-name="T26">void</text:span> <text:span text:style-name="T47">showpoints</text:span>();</text:p>
          <text:list>
            <text:list-item>
              <text:p text:style-name="P71">Kimutatja a jelenlegi körben elért pontok számát a jobb felső sarokban, a másodpercszámláló alatt.</text:p>
            </text:list-item>
          </text:list>
        </text:list-item>
        <text:list-item>
          <text:p text:style-name="P43"><text:span text:style-name="T26">void</text:span> <text:span text:style-name="T47">showcooldowns</text:span>(<text:span text:style-name="T33">Player</text:span> <text:span text:style-name="T26">*</text:span><text:span text:style-name="T43">player</text:span>);</text:p>
          <text:list>
            <text:list-item>
              <text:p text:style-name="P71">A játékos két képességéhez tartozó töltési időt mutatja két kis négyzetben Ha zöld a négyzet, akkor használható a képesség, ha piros, akkor <text:span text:style-name="T68">még nem.</text:span></text:p>
              <text:list>
                <text:list-item>
                  <text:p text:style-name="P71">player a játékosra mutató pointer</text:p>
                </text:list-item>
              </text:list>
            </text:list-item>
          </text:list>
        </text:list-item>
      </text:list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5in" fo:margin-top="0in" fo:margin-bottom="0.139in" style:contextual-spacing="false" fo:line-height="115%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4.5in" fo:margin-bottom="0.1402in" style:contextual-spacing="true" fo:text-align="center" style:justify-single-word="false" style:vertical-align="auto"/>
      <style:text-properties fo:font-size="40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21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Preformatted_20_Text" style:display-name="Preformatted Text" style:family="paragraph" style:parent-style-name="Standard" style:class="html" style:master-page-name="">
      <style:paragraph-properties fo:margin-left="0.5201in" fo:margin-right="0in" fo:margin-top="0in" fo:margin-bottom="0in" style:contextual-spacing="false" fo:text-indent="0in" style:auto-text-indent="false" style:page-number="auto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parent-style-name="Footer" style:class="extra" style:master-page-name="">
      <style:paragraph-properties fo:margin-top="0in" fo:margin-bottom="0in" style:contextual-spacing="false" fo:text-align="end" style:justify-single-word="false" style:page-number="auto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2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2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2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2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2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_20_right">
      <style:paragraph-properties fo:text-align="center" style:justify-single-word="false">
        <style:tab-stops>
          <style:tab-stop style:position="3in" style:type="center"/>
          <style:tab-stop style:position="6.4374in" style:type="right"/>
        </style:tab-stops>
      </style:paragraph-properties>
      <style:text-properties officeooo:paragraph-rsid="001fed12"/>
    </style:style>
    <style:style style:name="MP2" style:family="paragraph" style:parent-style-name="Footer">
      <style:paragraph-properties>
        <style:tab-stops>
          <style:tab-stop style:position="3.4374in" style:type="center"/>
          <style:tab-stop style:position="6.6874in" style:type="right"/>
          <style:tab-stop style:position="9.9217in" style:type="right"/>
        </style:tab-stops>
      </style:paragraph-properties>
    </style:style>
    <style:style style:name="MT1" style:family="text">
      <style:text-properties officeooo:rsid="002b589d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5902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681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page-number text:select-page="current">1</text:page-number>.<text:span text:style-name="MT1">oldal</text:span><text:tab/>Készítette: Foki Lénárd</text:p>
      </style:footer>
    </style:master-page>
    <style:master-page style:name="myfooter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5</meta:editing-cycles>
    <dc:date>2023-11-26T23:47:03.583771828</dc:date>
    <meta:generator>LibreOffice/7.5.8.2$Linux_X86_64 LibreOffice_project/50$Build-2</meta:generator>
    <meta:editing-duration>PT14H53M58S</meta:editing-duration>
    <meta:document-statistic meta:table-count="0" meta:image-count="0" meta:object-count="0" meta:page-count="16" meta:paragraph-count="456" meta:word-count="3674" meta:character-count="24356" meta:non-whitespace-character-count="21351"/>
    <meta:template xlink:type="simple" xlink:actuate="onRequest" xlink:title="Normal.dotm" xlink:href=""/>
  </office:meta>
</office:document-meta>
</file>